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Proxima Nova" svg:font-family="'Proxima Nov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4" style:family="table">
      <style:table-properties style:width="13.748cm" table:align="margins"/>
    </style:style>
    <style:style style:name="Tabelle4.A" style:family="table-column">
      <style:table-column-properties style:column-width="0.291cm" style:rel-column-width="1387*"/>
    </style:style>
    <style:style style:name="Tabelle4.B" style:family="table-column">
      <style:table-column-properties style:column-width="7.562cm" style:rel-column-width="36045*"/>
    </style:style>
    <style:style style:name="Tabelle4.C" style:family="table-column">
      <style:table-column-properties style:column-width="1.965cm" style:rel-column-width="9366*"/>
    </style:style>
    <style:style style:name="Tabelle4.D" style:family="table-column">
      <style:table-column-properties style:column-width="1.963cm" style:rel-column-width="9358*"/>
    </style:style>
    <style:style style:name="Tabelle4.E" style:family="table-column">
      <style:table-column-properties style:column-width="1.967cm" style:rel-column-width="9379*"/>
    </style:style>
    <style:style style:name="Tabelle4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4.A2" style:family="table-cell">
      <style:table-cell-properties fo:padding="0.097cm" fo:border-left="0.05pt solid #000000" fo:border-right="0.05pt solid #000000" fo:border-top="none" fo:border-bottom="none"/>
    </style:style>
    <style:style style:name="Tabelle4.3" style:family="table-row">
      <style:table-row-properties style:min-row-height="5.343cm"/>
    </style:style>
    <style:style style:name="Tabelle4.A3" style:family="table-cell">
      <style:table-cell-properties fo:padding="0.097cm" fo:border-left="0.05pt solid #000000" fo:border-right="none" fo:border-top="none" fo:border-bottom="0.05pt solid #000000"/>
    </style:style>
    <style:style style:name="Tabelle4.B3" style:family="table-cell">
      <style:table-cell-properties fo:padding="0.097cm" fo:border-left="none" fo:border-right="0.05pt solid #000000" fo:border-top="none" fo:border-bottom="0.05pt solid #000000"/>
    </style:style>
    <style:style style:name="Tabelle4.4" style:family="table-row">
      <style:table-row-properties style:min-row-height="0.998cm"/>
    </style:style>
    <style:style style:name="Tabelle4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3.748cm" table:align="margins"/>
    </style:style>
    <style:style style:name="Tabelle3.A" style:family="table-column">
      <style:table-column-properties style:column-width="0.291cm" style:rel-column-width="1387*"/>
    </style:style>
    <style:style style:name="Tabelle3.B" style:family="table-column">
      <style:table-column-properties style:column-width="7.562cm" style:rel-column-width="36045*"/>
    </style:style>
    <style:style style:name="Tabelle3.C" style:family="table-column">
      <style:table-column-properties style:column-width="1.965cm" style:rel-column-width="9366*"/>
    </style:style>
    <style:style style:name="Tabelle3.D" style:family="table-column">
      <style:table-column-properties style:column-width="1.963cm" style:rel-column-width="9358*"/>
    </style:style>
    <style:style style:name="Tabelle3.E" style:family="table-column">
      <style:table-column-properties style:column-width="1.967cm" style:rel-column-width="9379*"/>
    </style:style>
    <style:style style:name="Tabelle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3.A2" style:family="table-cell">
      <style:table-cell-properties fo:padding="0.097cm" fo:border-left="0.05pt solid #000000" fo:border-right="0.05pt solid #000000" fo:border-top="none" fo:border-bottom="none"/>
    </style:style>
    <style:style style:name="Tabelle3.3" style:family="table-row">
      <style:table-row-properties style:min-row-height="5.343cm"/>
    </style:style>
    <style:style style:name="Tabelle3.A3" style:family="table-cell">
      <style:table-cell-properties fo:padding="0.097cm" fo:border-left="0.05pt solid #000000" fo:border-right="none" fo:border-top="none" fo:border-bottom="0.05pt solid #000000"/>
    </style:style>
    <style:style style:name="Tabelle3.B3" style:family="table-cell">
      <style:table-cell-properties fo:padding="0.097cm" fo:border-left="none" fo:border-right="0.05pt solid #000000" fo:border-top="none" fo:border-bottom="0.05pt solid #000000"/>
    </style:style>
    <style:style style:name="Tabelle3.4" style:family="table-row">
      <style:table-row-properties style:min-row-height="0.998cm"/>
    </style:style>
    <style:style style:name="Tabelle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3.748cm" table:align="margins"/>
    </style:style>
    <style:style style:name="Tabelle2.A" style:family="table-column">
      <style:table-column-properties style:column-width="0.291cm" style:rel-column-width="1387*"/>
    </style:style>
    <style:style style:name="Tabelle2.B" style:family="table-column">
      <style:table-column-properties style:column-width="7.562cm" style:rel-column-width="36045*"/>
    </style:style>
    <style:style style:name="Tabelle2.C" style:family="table-column">
      <style:table-column-properties style:column-width="1.965cm" style:rel-column-width="9366*"/>
    </style:style>
    <style:style style:name="Tabelle2.D" style:family="table-column">
      <style:table-column-properties style:column-width="1.963cm" style:rel-column-width="9358*"/>
    </style:style>
    <style:style style:name="Tabelle2.E" style:family="table-column">
      <style:table-column-properties style:column-width="1.967cm" style:rel-column-width="9379*"/>
    </style:style>
    <style:style style:name="Tabelle2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2.A2" style:family="table-cell">
      <style:table-cell-properties fo:padding="0.097cm" fo:border-left="0.05pt solid #000000" fo:border-right="0.05pt solid #000000" fo:border-top="none" fo:border-bottom="none"/>
    </style:style>
    <style:style style:name="Tabelle2.3" style:family="table-row">
      <style:table-row-properties style:min-row-height="5.343cm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none" fo:border-right="0.05pt solid #000000" fo:border-top="none" fo:border-bottom="0.05pt solid #000000"/>
    </style:style>
    <style:style style:name="Tabelle2.4" style:family="table-row">
      <style:table-row-properties style:min-row-height="0.998cm"/>
    </style:style>
    <style:style style:name="Tabelle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3.748cm" table:align="margins"/>
    </style:style>
    <style:style style:name="Tabelle1.A" style:family="table-column">
      <style:table-column-properties style:column-width="0.291cm" style:rel-column-width="1387*"/>
    </style:style>
    <style:style style:name="Tabelle1.B" style:family="table-column">
      <style:table-column-properties style:column-width="7.562cm" style:rel-column-width="36045*"/>
    </style:style>
    <style:style style:name="Tabelle1.C" style:family="table-column">
      <style:table-column-properties style:column-width="1.965cm" style:rel-column-width="9366*"/>
    </style:style>
    <style:style style:name="Tabelle1.D" style:family="table-column">
      <style:table-column-properties style:column-width="1.963cm" style:rel-column-width="9358*"/>
    </style:style>
    <style:style style:name="Tabelle1.E" style:family="table-column">
      <style:table-column-properties style:column-width="1.967cm" style:rel-column-width="9379*"/>
    </style:style>
    <style:style style:name="Tabelle1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1.A2" style:family="table-cell">
      <style:table-cell-properties fo:padding="0.097cm" fo:border-left="0.05pt solid #000000" fo:border-right="0.05pt solid #000000" fo:border-top="none" fo:border-bottom="none"/>
    </style:style>
    <style:style style:name="Tabelle1.3" style:family="table-row">
      <style:table-row-properties style:min-row-height="5.343cm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none" fo:border-right="0.05pt solid #000000" fo:border-top="none" fo:border-bottom="0.05pt solid #000000"/>
    </style:style>
    <style:style style:name="Tabelle1.4" style:family="table-row">
      <style:table-row-properties style:min-row-height="0.998cm"/>
    </style:style>
    <style:style style:name="Tabelle1.E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5-13T14_3a_56_3a_21Z5" style:display-name="MailMergeTable2020-05-13T14:56:21Z5" style:family="table">
      <style:table-properties style:width="13.748cm" table:align="margins"/>
    </style:style>
    <style:style style:name="MailMergeTable2020-05-13T14_3a_56_3a_21Z5.A" style:display-name="MailMergeTable2020-05-13T14:56:21Z5.A" style:family="table-column">
      <style:table-column-properties style:column-width="0.291cm" style:rel-column-width="1387*"/>
    </style:style>
    <style:style style:name="MailMergeTable2020-05-13T14_3a_56_3a_21Z5.B" style:display-name="MailMergeTable2020-05-13T14:56:21Z5.B" style:family="table-column">
      <style:table-column-properties style:column-width="7.562cm" style:rel-column-width="36045*"/>
    </style:style>
    <style:style style:name="MailMergeTable2020-05-13T14_3a_56_3a_21Z5.C" style:display-name="MailMergeTable2020-05-13T14:56:21Z5.C" style:family="table-column">
      <style:table-column-properties style:column-width="1.965cm" style:rel-column-width="9366*"/>
    </style:style>
    <style:style style:name="MailMergeTable2020-05-13T14_3a_56_3a_21Z5.D" style:display-name="MailMergeTable2020-05-13T14:56:21Z5.D" style:family="table-column">
      <style:table-column-properties style:column-width="1.963cm" style:rel-column-width="9358*"/>
    </style:style>
    <style:style style:name="MailMergeTable2020-05-13T14_3a_56_3a_21Z5.E" style:display-name="MailMergeTable2020-05-13T14:56:21Z5.E" style:family="table-column">
      <style:table-column-properties style:column-width="1.967cm" style:rel-column-width="9379*"/>
    </style:style>
    <style:style style:name="MailMergeTable2020-05-13T14_3a_56_3a_21Z5.A1" style:display-name="MailMergeTable2020-05-13T14:56:21Z5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5-13T14_3a_56_3a_21Z5.A2" style:display-name="MailMergeTable2020-05-13T14:56:21Z5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5-13T14_3a_56_3a_21Z5.3" style:display-name="MailMergeTable2020-05-13T14:56:21Z5.3" style:family="table-row">
      <style:table-row-properties style:min-row-height="5.343cm"/>
    </style:style>
    <style:style style:name="MailMergeTable2020-05-13T14_3a_56_3a_21Z5.A3" style:display-name="MailMergeTable2020-05-13T14:56:21Z5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5-13T14_3a_56_3a_21Z5.B3" style:display-name="MailMergeTable2020-05-13T14:56:21Z5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5-13T14_3a_56_3a_21Z5.4" style:display-name="MailMergeTable2020-05-13T14:56:21Z5.4" style:family="table-row">
      <style:table-row-properties style:min-row-height="0.998cm"/>
    </style:style>
    <style:style style:name="MailMergeTable2020-05-13T14_3a_56_3a_21Z5.E4" style:display-name="MailMergeTable2020-05-13T14:56:21Z5.E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5-13T14_3a_56_3a_21Z6" style:display-name="MailMergeTable2020-05-13T14:56:21Z6" style:family="table">
      <style:table-properties style:width="13.748cm" table:align="margins"/>
    </style:style>
    <style:style style:name="MailMergeTable2020-05-13T14_3a_56_3a_21Z6.A" style:display-name="MailMergeTable2020-05-13T14:56:21Z6.A" style:family="table-column">
      <style:table-column-properties style:column-width="0.291cm" style:rel-column-width="1387*"/>
    </style:style>
    <style:style style:name="MailMergeTable2020-05-13T14_3a_56_3a_21Z6.B" style:display-name="MailMergeTable2020-05-13T14:56:21Z6.B" style:family="table-column">
      <style:table-column-properties style:column-width="7.562cm" style:rel-column-width="36045*"/>
    </style:style>
    <style:style style:name="MailMergeTable2020-05-13T14_3a_56_3a_21Z6.C" style:display-name="MailMergeTable2020-05-13T14:56:21Z6.C" style:family="table-column">
      <style:table-column-properties style:column-width="1.965cm" style:rel-column-width="9366*"/>
    </style:style>
    <style:style style:name="MailMergeTable2020-05-13T14_3a_56_3a_21Z6.D" style:display-name="MailMergeTable2020-05-13T14:56:21Z6.D" style:family="table-column">
      <style:table-column-properties style:column-width="1.963cm" style:rel-column-width="9358*"/>
    </style:style>
    <style:style style:name="MailMergeTable2020-05-13T14_3a_56_3a_21Z6.E" style:display-name="MailMergeTable2020-05-13T14:56:21Z6.E" style:family="table-column">
      <style:table-column-properties style:column-width="1.967cm" style:rel-column-width="9379*"/>
    </style:style>
    <style:style style:name="MailMergeTable2020-05-13T14_3a_56_3a_21Z6.A1" style:display-name="MailMergeTable2020-05-13T14:56:21Z6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5-13T14_3a_56_3a_21Z6.A2" style:display-name="MailMergeTable2020-05-13T14:56:21Z6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5-13T14_3a_56_3a_21Z6.3" style:display-name="MailMergeTable2020-05-13T14:56:21Z6.3" style:family="table-row">
      <style:table-row-properties style:min-row-height="5.343cm"/>
    </style:style>
    <style:style style:name="MailMergeTable2020-05-13T14_3a_56_3a_21Z6.A3" style:display-name="MailMergeTable2020-05-13T14:56:21Z6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5-13T14_3a_56_3a_21Z6.B3" style:display-name="MailMergeTable2020-05-13T14:56:21Z6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5-13T14_3a_56_3a_21Z6.4" style:display-name="MailMergeTable2020-05-13T14:56:21Z6.4" style:family="table-row">
      <style:table-row-properties style:min-row-height="0.998cm"/>
    </style:style>
    <style:style style:name="MailMergeTable2020-05-13T14_3a_56_3a_21Z6.E4" style:display-name="MailMergeTable2020-05-13T14:56:21Z6.E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5-13T14_3a_56_3a_21Z7" style:display-name="MailMergeTable2020-05-13T14:56:21Z7" style:family="table">
      <style:table-properties style:width="13.748cm" table:align="margins"/>
    </style:style>
    <style:style style:name="MailMergeTable2020-05-13T14_3a_56_3a_21Z7.A" style:display-name="MailMergeTable2020-05-13T14:56:21Z7.A" style:family="table-column">
      <style:table-column-properties style:column-width="0.291cm" style:rel-column-width="1387*"/>
    </style:style>
    <style:style style:name="MailMergeTable2020-05-13T14_3a_56_3a_21Z7.B" style:display-name="MailMergeTable2020-05-13T14:56:21Z7.B" style:family="table-column">
      <style:table-column-properties style:column-width="7.562cm" style:rel-column-width="36045*"/>
    </style:style>
    <style:style style:name="MailMergeTable2020-05-13T14_3a_56_3a_21Z7.C" style:display-name="MailMergeTable2020-05-13T14:56:21Z7.C" style:family="table-column">
      <style:table-column-properties style:column-width="1.965cm" style:rel-column-width="9366*"/>
    </style:style>
    <style:style style:name="MailMergeTable2020-05-13T14_3a_56_3a_21Z7.D" style:display-name="MailMergeTable2020-05-13T14:56:21Z7.D" style:family="table-column">
      <style:table-column-properties style:column-width="1.963cm" style:rel-column-width="9358*"/>
    </style:style>
    <style:style style:name="MailMergeTable2020-05-13T14_3a_56_3a_21Z7.E" style:display-name="MailMergeTable2020-05-13T14:56:21Z7.E" style:family="table-column">
      <style:table-column-properties style:column-width="1.967cm" style:rel-column-width="9379*"/>
    </style:style>
    <style:style style:name="MailMergeTable2020-05-13T14_3a_56_3a_21Z7.A1" style:display-name="MailMergeTable2020-05-13T14:56:21Z7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5-13T14_3a_56_3a_21Z7.A2" style:display-name="MailMergeTable2020-05-13T14:56:21Z7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5-13T14_3a_56_3a_21Z7.3" style:display-name="MailMergeTable2020-05-13T14:56:21Z7.3" style:family="table-row">
      <style:table-row-properties style:min-row-height="5.343cm"/>
    </style:style>
    <style:style style:name="MailMergeTable2020-05-13T14_3a_56_3a_21Z7.A3" style:display-name="MailMergeTable2020-05-13T14:56:21Z7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5-13T14_3a_56_3a_21Z7.B3" style:display-name="MailMergeTable2020-05-13T14:56:21Z7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5-13T14_3a_56_3a_21Z7.4" style:display-name="MailMergeTable2020-05-13T14:56:21Z7.4" style:family="table-row">
      <style:table-row-properties style:min-row-height="0.998cm"/>
    </style:style>
    <style:style style:name="MailMergeTable2020-05-13T14_3a_56_3a_21Z7.E4" style:display-name="MailMergeTable2020-05-13T14:56:21Z7.E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5-13T14_3a_56_3a_21Z8" style:display-name="MailMergeTable2020-05-13T14:56:21Z8" style:family="table">
      <style:table-properties style:width="13.748cm" table:align="margins"/>
    </style:style>
    <style:style style:name="MailMergeTable2020-05-13T14_3a_56_3a_21Z8.A" style:display-name="MailMergeTable2020-05-13T14:56:21Z8.A" style:family="table-column">
      <style:table-column-properties style:column-width="0.291cm" style:rel-column-width="1387*"/>
    </style:style>
    <style:style style:name="MailMergeTable2020-05-13T14_3a_56_3a_21Z8.B" style:display-name="MailMergeTable2020-05-13T14:56:21Z8.B" style:family="table-column">
      <style:table-column-properties style:column-width="7.562cm" style:rel-column-width="36045*"/>
    </style:style>
    <style:style style:name="MailMergeTable2020-05-13T14_3a_56_3a_21Z8.C" style:display-name="MailMergeTable2020-05-13T14:56:21Z8.C" style:family="table-column">
      <style:table-column-properties style:column-width="1.965cm" style:rel-column-width="9366*"/>
    </style:style>
    <style:style style:name="MailMergeTable2020-05-13T14_3a_56_3a_21Z8.D" style:display-name="MailMergeTable2020-05-13T14:56:21Z8.D" style:family="table-column">
      <style:table-column-properties style:column-width="1.963cm" style:rel-column-width="9358*"/>
    </style:style>
    <style:style style:name="MailMergeTable2020-05-13T14_3a_56_3a_21Z8.E" style:display-name="MailMergeTable2020-05-13T14:56:21Z8.E" style:family="table-column">
      <style:table-column-properties style:column-width="1.967cm" style:rel-column-width="9379*"/>
    </style:style>
    <style:style style:name="MailMergeTable2020-05-13T14_3a_56_3a_21Z8.A1" style:display-name="MailMergeTable2020-05-13T14:56:21Z8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5-13T14_3a_56_3a_21Z8.A2" style:display-name="MailMergeTable2020-05-13T14:56:21Z8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5-13T14_3a_56_3a_21Z8.3" style:display-name="MailMergeTable2020-05-13T14:56:21Z8.3" style:family="table-row">
      <style:table-row-properties style:min-row-height="5.343cm"/>
    </style:style>
    <style:style style:name="MailMergeTable2020-05-13T14_3a_56_3a_21Z8.A3" style:display-name="MailMergeTable2020-05-13T14:56:21Z8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5-13T14_3a_56_3a_21Z8.B3" style:display-name="MailMergeTable2020-05-13T14:56:21Z8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5-13T14_3a_56_3a_21Z8.4" style:display-name="MailMergeTable2020-05-13T14:56:21Z8.4" style:family="table-row">
      <style:table-row-properties style:min-row-height="0.998cm"/>
    </style:style>
    <style:style style:name="MailMergeTable2020-05-13T14_3a_56_3a_21Z8.E4" style:display-name="MailMergeTable2020-05-13T14:56:21Z8.E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5-13T14_3a_56_3a_21Z9" style:display-name="MailMergeTable2020-05-13T14:56:21Z9" style:family="table">
      <style:table-properties style:width="13.748cm" table:align="margins"/>
    </style:style>
    <style:style style:name="MailMergeTable2020-05-13T14_3a_56_3a_21Z9.A" style:display-name="MailMergeTable2020-05-13T14:56:21Z9.A" style:family="table-column">
      <style:table-column-properties style:column-width="0.291cm" style:rel-column-width="1387*"/>
    </style:style>
    <style:style style:name="MailMergeTable2020-05-13T14_3a_56_3a_21Z9.B" style:display-name="MailMergeTable2020-05-13T14:56:21Z9.B" style:family="table-column">
      <style:table-column-properties style:column-width="7.562cm" style:rel-column-width="36045*"/>
    </style:style>
    <style:style style:name="MailMergeTable2020-05-13T14_3a_56_3a_21Z9.C" style:display-name="MailMergeTable2020-05-13T14:56:21Z9.C" style:family="table-column">
      <style:table-column-properties style:column-width="1.965cm" style:rel-column-width="9366*"/>
    </style:style>
    <style:style style:name="MailMergeTable2020-05-13T14_3a_56_3a_21Z9.D" style:display-name="MailMergeTable2020-05-13T14:56:21Z9.D" style:family="table-column">
      <style:table-column-properties style:column-width="1.963cm" style:rel-column-width="9358*"/>
    </style:style>
    <style:style style:name="MailMergeTable2020-05-13T14_3a_56_3a_21Z9.E" style:display-name="MailMergeTable2020-05-13T14:56:21Z9.E" style:family="table-column">
      <style:table-column-properties style:column-width="1.967cm" style:rel-column-width="9379*"/>
    </style:style>
    <style:style style:name="MailMergeTable2020-05-13T14_3a_56_3a_21Z9.A1" style:display-name="MailMergeTable2020-05-13T14:56:21Z9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5-13T14_3a_56_3a_21Z9.A2" style:display-name="MailMergeTable2020-05-13T14:56:21Z9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5-13T14_3a_56_3a_21Z9.3" style:display-name="MailMergeTable2020-05-13T14:56:21Z9.3" style:family="table-row">
      <style:table-row-properties style:min-row-height="5.343cm"/>
    </style:style>
    <style:style style:name="MailMergeTable2020-05-13T14_3a_56_3a_21Z9.A3" style:display-name="MailMergeTable2020-05-13T14:56:21Z9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5-13T14_3a_56_3a_21Z9.B3" style:display-name="MailMergeTable2020-05-13T14:56:21Z9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5-13T14_3a_56_3a_21Z9.4" style:display-name="MailMergeTable2020-05-13T14:56:21Z9.4" style:family="table-row">
      <style:table-row-properties style:min-row-height="0.998cm"/>
    </style:style>
    <style:style style:name="MailMergeTable2020-05-13T14_3a_56_3a_21Z9.E4" style:display-name="MailMergeTable2020-05-13T14:56:21Z9.E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5-13T14_3a_56_3a_21Z10" style:display-name="MailMergeTable2020-05-13T14:56:21Z10" style:family="table">
      <style:table-properties style:width="13.748cm" table:align="margins"/>
    </style:style>
    <style:style style:name="MailMergeTable2020-05-13T14_3a_56_3a_21Z10.A" style:display-name="MailMergeTable2020-05-13T14:56:21Z10.A" style:family="table-column">
      <style:table-column-properties style:column-width="0.291cm" style:rel-column-width="1387*"/>
    </style:style>
    <style:style style:name="MailMergeTable2020-05-13T14_3a_56_3a_21Z10.B" style:display-name="MailMergeTable2020-05-13T14:56:21Z10.B" style:family="table-column">
      <style:table-column-properties style:column-width="7.562cm" style:rel-column-width="36045*"/>
    </style:style>
    <style:style style:name="MailMergeTable2020-05-13T14_3a_56_3a_21Z10.C" style:display-name="MailMergeTable2020-05-13T14:56:21Z10.C" style:family="table-column">
      <style:table-column-properties style:column-width="1.965cm" style:rel-column-width="9366*"/>
    </style:style>
    <style:style style:name="MailMergeTable2020-05-13T14_3a_56_3a_21Z10.D" style:display-name="MailMergeTable2020-05-13T14:56:21Z10.D" style:family="table-column">
      <style:table-column-properties style:column-width="1.963cm" style:rel-column-width="9358*"/>
    </style:style>
    <style:style style:name="MailMergeTable2020-05-13T14_3a_56_3a_21Z10.E" style:display-name="MailMergeTable2020-05-13T14:56:21Z10.E" style:family="table-column">
      <style:table-column-properties style:column-width="1.967cm" style:rel-column-width="9379*"/>
    </style:style>
    <style:style style:name="MailMergeTable2020-05-13T14_3a_56_3a_21Z10.A1" style:display-name="MailMergeTable2020-05-13T14:56:21Z10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5-13T14_3a_56_3a_21Z10.A2" style:display-name="MailMergeTable2020-05-13T14:56:21Z10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5-13T14_3a_56_3a_21Z10.3" style:display-name="MailMergeTable2020-05-13T14:56:21Z10.3" style:family="table-row">
      <style:table-row-properties style:min-row-height="5.343cm"/>
    </style:style>
    <style:style style:name="MailMergeTable2020-05-13T14_3a_56_3a_21Z10.A3" style:display-name="MailMergeTable2020-05-13T14:56:21Z10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5-13T14_3a_56_3a_21Z10.B3" style:display-name="MailMergeTable2020-05-13T14:56:21Z10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5-13T14_3a_56_3a_21Z10.4" style:display-name="MailMergeTable2020-05-13T14:56:21Z10.4" style:family="table-row">
      <style:table-row-properties style:min-row-height="0.998cm"/>
    </style:style>
    <style:style style:name="MailMergeTable2020-05-13T14_3a_56_3a_21Z10.E4" style:display-name="MailMergeTable2020-05-13T14:56:21Z10.E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5-13T14_3a_56_3a_21Z11" style:display-name="MailMergeTable2020-05-13T14:56:21Z11" style:family="table">
      <style:table-properties style:width="13.748cm" table:align="margins"/>
    </style:style>
    <style:style style:name="MailMergeTable2020-05-13T14_3a_56_3a_21Z11.A" style:display-name="MailMergeTable2020-05-13T14:56:21Z11.A" style:family="table-column">
      <style:table-column-properties style:column-width="0.291cm" style:rel-column-width="1387*"/>
    </style:style>
    <style:style style:name="MailMergeTable2020-05-13T14_3a_56_3a_21Z11.B" style:display-name="MailMergeTable2020-05-13T14:56:21Z11.B" style:family="table-column">
      <style:table-column-properties style:column-width="7.562cm" style:rel-column-width="36045*"/>
    </style:style>
    <style:style style:name="MailMergeTable2020-05-13T14_3a_56_3a_21Z11.C" style:display-name="MailMergeTable2020-05-13T14:56:21Z11.C" style:family="table-column">
      <style:table-column-properties style:column-width="1.965cm" style:rel-column-width="9366*"/>
    </style:style>
    <style:style style:name="MailMergeTable2020-05-13T14_3a_56_3a_21Z11.D" style:display-name="MailMergeTable2020-05-13T14:56:21Z11.D" style:family="table-column">
      <style:table-column-properties style:column-width="1.963cm" style:rel-column-width="9358*"/>
    </style:style>
    <style:style style:name="MailMergeTable2020-05-13T14_3a_56_3a_21Z11.E" style:display-name="MailMergeTable2020-05-13T14:56:21Z11.E" style:family="table-column">
      <style:table-column-properties style:column-width="1.967cm" style:rel-column-width="9379*"/>
    </style:style>
    <style:style style:name="MailMergeTable2020-05-13T14_3a_56_3a_21Z11.A1" style:display-name="MailMergeTable2020-05-13T14:56:21Z11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5-13T14_3a_56_3a_21Z11.A2" style:display-name="MailMergeTable2020-05-13T14:56:21Z11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5-13T14_3a_56_3a_21Z11.3" style:display-name="MailMergeTable2020-05-13T14:56:21Z11.3" style:family="table-row">
      <style:table-row-properties style:min-row-height="5.343cm"/>
    </style:style>
    <style:style style:name="MailMergeTable2020-05-13T14_3a_56_3a_21Z11.A3" style:display-name="MailMergeTable2020-05-13T14:56:21Z11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5-13T14_3a_56_3a_21Z11.B3" style:display-name="MailMergeTable2020-05-13T14:56:21Z11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5-13T14_3a_56_3a_21Z11.4" style:display-name="MailMergeTable2020-05-13T14:56:21Z11.4" style:family="table-row">
      <style:table-row-properties style:min-row-height="0.998cm"/>
    </style:style>
    <style:style style:name="MailMergeTable2020-05-13T14_3a_56_3a_21Z11.E4" style:display-name="MailMergeTable2020-05-13T14:56:21Z11.E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5-13T14_3a_56_3a_21Z12" style:display-name="MailMergeTable2020-05-13T14:56:21Z12" style:family="table">
      <style:table-properties style:width="13.748cm" table:align="margins"/>
    </style:style>
    <style:style style:name="MailMergeTable2020-05-13T14_3a_56_3a_21Z12.A" style:display-name="MailMergeTable2020-05-13T14:56:21Z12.A" style:family="table-column">
      <style:table-column-properties style:column-width="0.291cm" style:rel-column-width="1387*"/>
    </style:style>
    <style:style style:name="MailMergeTable2020-05-13T14_3a_56_3a_21Z12.B" style:display-name="MailMergeTable2020-05-13T14:56:21Z12.B" style:family="table-column">
      <style:table-column-properties style:column-width="7.562cm" style:rel-column-width="36045*"/>
    </style:style>
    <style:style style:name="MailMergeTable2020-05-13T14_3a_56_3a_21Z12.C" style:display-name="MailMergeTable2020-05-13T14:56:21Z12.C" style:family="table-column">
      <style:table-column-properties style:column-width="1.965cm" style:rel-column-width="9366*"/>
    </style:style>
    <style:style style:name="MailMergeTable2020-05-13T14_3a_56_3a_21Z12.D" style:display-name="MailMergeTable2020-05-13T14:56:21Z12.D" style:family="table-column">
      <style:table-column-properties style:column-width="1.963cm" style:rel-column-width="9358*"/>
    </style:style>
    <style:style style:name="MailMergeTable2020-05-13T14_3a_56_3a_21Z12.E" style:display-name="MailMergeTable2020-05-13T14:56:21Z12.E" style:family="table-column">
      <style:table-column-properties style:column-width="1.967cm" style:rel-column-width="9379*"/>
    </style:style>
    <style:style style:name="MailMergeTable2020-05-13T14_3a_56_3a_21Z12.A1" style:display-name="MailMergeTable2020-05-13T14:56:21Z12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5-13T14_3a_56_3a_21Z12.A2" style:display-name="MailMergeTable2020-05-13T14:56:21Z12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5-13T14_3a_56_3a_21Z12.3" style:display-name="MailMergeTable2020-05-13T14:56:21Z12.3" style:family="table-row">
      <style:table-row-properties style:min-row-height="5.343cm"/>
    </style:style>
    <style:style style:name="MailMergeTable2020-05-13T14_3a_56_3a_21Z12.A3" style:display-name="MailMergeTable2020-05-13T14:56:21Z12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5-13T14_3a_56_3a_21Z12.B3" style:display-name="MailMergeTable2020-05-13T14:56:21Z12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5-13T14_3a_56_3a_21Z12.4" style:display-name="MailMergeTable2020-05-13T14:56:21Z12.4" style:family="table-row">
      <style:table-row-properties style:min-row-height="0.998cm"/>
    </style:style>
    <style:style style:name="MailMergeTable2020-05-13T14_3a_56_3a_21Z12.E4" style:display-name="MailMergeTable2020-05-13T14:56:21Z12.E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5-13T14_3a_56_3a_21Z13" style:display-name="MailMergeTable2020-05-13T14:56:21Z13" style:family="table">
      <style:table-properties style:width="13.748cm" table:align="margins"/>
    </style:style>
    <style:style style:name="MailMergeTable2020-05-13T14_3a_56_3a_21Z13.A" style:display-name="MailMergeTable2020-05-13T14:56:21Z13.A" style:family="table-column">
      <style:table-column-properties style:column-width="0.291cm" style:rel-column-width="1387*"/>
    </style:style>
    <style:style style:name="MailMergeTable2020-05-13T14_3a_56_3a_21Z13.B" style:display-name="MailMergeTable2020-05-13T14:56:21Z13.B" style:family="table-column">
      <style:table-column-properties style:column-width="7.562cm" style:rel-column-width="36045*"/>
    </style:style>
    <style:style style:name="MailMergeTable2020-05-13T14_3a_56_3a_21Z13.C" style:display-name="MailMergeTable2020-05-13T14:56:21Z13.C" style:family="table-column">
      <style:table-column-properties style:column-width="1.965cm" style:rel-column-width="9366*"/>
    </style:style>
    <style:style style:name="MailMergeTable2020-05-13T14_3a_56_3a_21Z13.D" style:display-name="MailMergeTable2020-05-13T14:56:21Z13.D" style:family="table-column">
      <style:table-column-properties style:column-width="1.963cm" style:rel-column-width="9358*"/>
    </style:style>
    <style:style style:name="MailMergeTable2020-05-13T14_3a_56_3a_21Z13.E" style:display-name="MailMergeTable2020-05-13T14:56:21Z13.E" style:family="table-column">
      <style:table-column-properties style:column-width="1.967cm" style:rel-column-width="9379*"/>
    </style:style>
    <style:style style:name="MailMergeTable2020-05-13T14_3a_56_3a_21Z13.A1" style:display-name="MailMergeTable2020-05-13T14:56:21Z13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5-13T14_3a_56_3a_21Z13.A2" style:display-name="MailMergeTable2020-05-13T14:56:21Z13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5-13T14_3a_56_3a_21Z13.3" style:display-name="MailMergeTable2020-05-13T14:56:21Z13.3" style:family="table-row">
      <style:table-row-properties style:min-row-height="5.343cm"/>
    </style:style>
    <style:style style:name="MailMergeTable2020-05-13T14_3a_56_3a_21Z13.A3" style:display-name="MailMergeTable2020-05-13T14:56:21Z13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5-13T14_3a_56_3a_21Z13.B3" style:display-name="MailMergeTable2020-05-13T14:56:21Z13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5-13T14_3a_56_3a_21Z13.4" style:display-name="MailMergeTable2020-05-13T14:56:21Z13.4" style:family="table-row">
      <style:table-row-properties style:min-row-height="0.998cm"/>
    </style:style>
    <style:style style:name="MailMergeTable2020-05-13T14_3a_56_3a_21Z13.E4" style:display-name="MailMergeTable2020-05-13T14:56:21Z13.E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5-13T14_3a_56_3a_21Z14" style:display-name="MailMergeTable2020-05-13T14:56:21Z14" style:family="table">
      <style:table-properties style:width="13.748cm" table:align="margins"/>
    </style:style>
    <style:style style:name="MailMergeTable2020-05-13T14_3a_56_3a_21Z14.A" style:display-name="MailMergeTable2020-05-13T14:56:21Z14.A" style:family="table-column">
      <style:table-column-properties style:column-width="0.291cm" style:rel-column-width="1387*"/>
    </style:style>
    <style:style style:name="MailMergeTable2020-05-13T14_3a_56_3a_21Z14.B" style:display-name="MailMergeTable2020-05-13T14:56:21Z14.B" style:family="table-column">
      <style:table-column-properties style:column-width="7.562cm" style:rel-column-width="36045*"/>
    </style:style>
    <style:style style:name="MailMergeTable2020-05-13T14_3a_56_3a_21Z14.C" style:display-name="MailMergeTable2020-05-13T14:56:21Z14.C" style:family="table-column">
      <style:table-column-properties style:column-width="1.965cm" style:rel-column-width="9366*"/>
    </style:style>
    <style:style style:name="MailMergeTable2020-05-13T14_3a_56_3a_21Z14.D" style:display-name="MailMergeTable2020-05-13T14:56:21Z14.D" style:family="table-column">
      <style:table-column-properties style:column-width="1.963cm" style:rel-column-width="9358*"/>
    </style:style>
    <style:style style:name="MailMergeTable2020-05-13T14_3a_56_3a_21Z14.E" style:display-name="MailMergeTable2020-05-13T14:56:21Z14.E" style:family="table-column">
      <style:table-column-properties style:column-width="1.967cm" style:rel-column-width="9379*"/>
    </style:style>
    <style:style style:name="MailMergeTable2020-05-13T14_3a_56_3a_21Z14.A1" style:display-name="MailMergeTable2020-05-13T14:56:21Z14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5-13T14_3a_56_3a_21Z14.A2" style:display-name="MailMergeTable2020-05-13T14:56:21Z14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5-13T14_3a_56_3a_21Z14.3" style:display-name="MailMergeTable2020-05-13T14:56:21Z14.3" style:family="table-row">
      <style:table-row-properties style:min-row-height="5.343cm"/>
    </style:style>
    <style:style style:name="MailMergeTable2020-05-13T14_3a_56_3a_21Z14.A3" style:display-name="MailMergeTable2020-05-13T14:56:21Z14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5-13T14_3a_56_3a_21Z14.B3" style:display-name="MailMergeTable2020-05-13T14:56:21Z14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5-13T14_3a_56_3a_21Z14.4" style:display-name="MailMergeTable2020-05-13T14:56:21Z14.4" style:family="table-row">
      <style:table-row-properties style:min-row-height="0.998cm"/>
    </style:style>
    <style:style style:name="MailMergeTable2020-05-13T14_3a_56_3a_21Z14.E4" style:display-name="MailMergeTable2020-05-13T14:56:21Z14.E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5-13T14_3a_56_3a_21Z15" style:display-name="MailMergeTable2020-05-13T14:56:21Z15" style:family="table">
      <style:table-properties style:width="13.748cm" table:align="margins"/>
    </style:style>
    <style:style style:name="MailMergeTable2020-05-13T14_3a_56_3a_21Z15.A" style:display-name="MailMergeTable2020-05-13T14:56:21Z15.A" style:family="table-column">
      <style:table-column-properties style:column-width="0.291cm" style:rel-column-width="1387*"/>
    </style:style>
    <style:style style:name="MailMergeTable2020-05-13T14_3a_56_3a_21Z15.B" style:display-name="MailMergeTable2020-05-13T14:56:21Z15.B" style:family="table-column">
      <style:table-column-properties style:column-width="7.562cm" style:rel-column-width="36045*"/>
    </style:style>
    <style:style style:name="MailMergeTable2020-05-13T14_3a_56_3a_21Z15.C" style:display-name="MailMergeTable2020-05-13T14:56:21Z15.C" style:family="table-column">
      <style:table-column-properties style:column-width="1.965cm" style:rel-column-width="9366*"/>
    </style:style>
    <style:style style:name="MailMergeTable2020-05-13T14_3a_56_3a_21Z15.D" style:display-name="MailMergeTable2020-05-13T14:56:21Z15.D" style:family="table-column">
      <style:table-column-properties style:column-width="1.963cm" style:rel-column-width="9358*"/>
    </style:style>
    <style:style style:name="MailMergeTable2020-05-13T14_3a_56_3a_21Z15.E" style:display-name="MailMergeTable2020-05-13T14:56:21Z15.E" style:family="table-column">
      <style:table-column-properties style:column-width="1.967cm" style:rel-column-width="9379*"/>
    </style:style>
    <style:style style:name="MailMergeTable2020-05-13T14_3a_56_3a_21Z15.A1" style:display-name="MailMergeTable2020-05-13T14:56:21Z15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5-13T14_3a_56_3a_21Z15.A2" style:display-name="MailMergeTable2020-05-13T14:56:21Z15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5-13T14_3a_56_3a_21Z15.3" style:display-name="MailMergeTable2020-05-13T14:56:21Z15.3" style:family="table-row">
      <style:table-row-properties style:min-row-height="5.343cm"/>
    </style:style>
    <style:style style:name="MailMergeTable2020-05-13T14_3a_56_3a_21Z15.A3" style:display-name="MailMergeTable2020-05-13T14:56:21Z15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5-13T14_3a_56_3a_21Z15.B3" style:display-name="MailMergeTable2020-05-13T14:56:21Z15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5-13T14_3a_56_3a_21Z15.4" style:display-name="MailMergeTable2020-05-13T14:56:21Z15.4" style:family="table-row">
      <style:table-row-properties style:min-row-height="0.998cm"/>
    </style:style>
    <style:style style:name="MailMergeTable2020-05-13T14_3a_56_3a_21Z15.E4" style:display-name="MailMergeTable2020-05-13T14:56:21Z15.E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5-13T14_3a_56_3a_21Z16" style:display-name="MailMergeTable2020-05-13T14:56:21Z16" style:family="table">
      <style:table-properties style:width="13.748cm" table:align="margins"/>
    </style:style>
    <style:style style:name="MailMergeTable2020-05-13T14_3a_56_3a_21Z16.A" style:display-name="MailMergeTable2020-05-13T14:56:21Z16.A" style:family="table-column">
      <style:table-column-properties style:column-width="0.291cm" style:rel-column-width="1387*"/>
    </style:style>
    <style:style style:name="MailMergeTable2020-05-13T14_3a_56_3a_21Z16.B" style:display-name="MailMergeTable2020-05-13T14:56:21Z16.B" style:family="table-column">
      <style:table-column-properties style:column-width="7.562cm" style:rel-column-width="36045*"/>
    </style:style>
    <style:style style:name="MailMergeTable2020-05-13T14_3a_56_3a_21Z16.C" style:display-name="MailMergeTable2020-05-13T14:56:21Z16.C" style:family="table-column">
      <style:table-column-properties style:column-width="1.965cm" style:rel-column-width="9366*"/>
    </style:style>
    <style:style style:name="MailMergeTable2020-05-13T14_3a_56_3a_21Z16.D" style:display-name="MailMergeTable2020-05-13T14:56:21Z16.D" style:family="table-column">
      <style:table-column-properties style:column-width="1.963cm" style:rel-column-width="9358*"/>
    </style:style>
    <style:style style:name="MailMergeTable2020-05-13T14_3a_56_3a_21Z16.E" style:display-name="MailMergeTable2020-05-13T14:56:21Z16.E" style:family="table-column">
      <style:table-column-properties style:column-width="1.967cm" style:rel-column-width="9379*"/>
    </style:style>
    <style:style style:name="MailMergeTable2020-05-13T14_3a_56_3a_21Z16.A1" style:display-name="MailMergeTable2020-05-13T14:56:21Z16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5-13T14_3a_56_3a_21Z16.A2" style:display-name="MailMergeTable2020-05-13T14:56:21Z16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5-13T14_3a_56_3a_21Z16.3" style:display-name="MailMergeTable2020-05-13T14:56:21Z16.3" style:family="table-row">
      <style:table-row-properties style:min-row-height="5.343cm"/>
    </style:style>
    <style:style style:name="MailMergeTable2020-05-13T14_3a_56_3a_21Z16.A3" style:display-name="MailMergeTable2020-05-13T14:56:21Z16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5-13T14_3a_56_3a_21Z16.B3" style:display-name="MailMergeTable2020-05-13T14:56:21Z16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5-13T14_3a_56_3a_21Z16.4" style:display-name="MailMergeTable2020-05-13T14:56:21Z16.4" style:family="table-row">
      <style:table-row-properties style:min-row-height="0.998cm"/>
    </style:style>
    <style:style style:name="MailMergeTable2020-05-13T14_3a_56_3a_21Z16.E4" style:display-name="MailMergeTable2020-05-13T14:56:21Z16.E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5-13T14_3a_56_3a_21Z17" style:display-name="MailMergeTable2020-05-13T14:56:21Z17" style:family="table">
      <style:table-properties style:width="13.748cm" table:align="margins"/>
    </style:style>
    <style:style style:name="MailMergeTable2020-05-13T14_3a_56_3a_21Z17.A" style:display-name="MailMergeTable2020-05-13T14:56:21Z17.A" style:family="table-column">
      <style:table-column-properties style:column-width="0.291cm" style:rel-column-width="1387*"/>
    </style:style>
    <style:style style:name="MailMergeTable2020-05-13T14_3a_56_3a_21Z17.B" style:display-name="MailMergeTable2020-05-13T14:56:21Z17.B" style:family="table-column">
      <style:table-column-properties style:column-width="7.562cm" style:rel-column-width="36045*"/>
    </style:style>
    <style:style style:name="MailMergeTable2020-05-13T14_3a_56_3a_21Z17.C" style:display-name="MailMergeTable2020-05-13T14:56:21Z17.C" style:family="table-column">
      <style:table-column-properties style:column-width="1.965cm" style:rel-column-width="9366*"/>
    </style:style>
    <style:style style:name="MailMergeTable2020-05-13T14_3a_56_3a_21Z17.D" style:display-name="MailMergeTable2020-05-13T14:56:21Z17.D" style:family="table-column">
      <style:table-column-properties style:column-width="1.963cm" style:rel-column-width="9358*"/>
    </style:style>
    <style:style style:name="MailMergeTable2020-05-13T14_3a_56_3a_21Z17.E" style:display-name="MailMergeTable2020-05-13T14:56:21Z17.E" style:family="table-column">
      <style:table-column-properties style:column-width="1.967cm" style:rel-column-width="9379*"/>
    </style:style>
    <style:style style:name="MailMergeTable2020-05-13T14_3a_56_3a_21Z17.A1" style:display-name="MailMergeTable2020-05-13T14:56:21Z17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5-13T14_3a_56_3a_21Z17.A2" style:display-name="MailMergeTable2020-05-13T14:56:21Z17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5-13T14_3a_56_3a_21Z17.3" style:display-name="MailMergeTable2020-05-13T14:56:21Z17.3" style:family="table-row">
      <style:table-row-properties style:min-row-height="5.343cm"/>
    </style:style>
    <style:style style:name="MailMergeTable2020-05-13T14_3a_56_3a_21Z17.A3" style:display-name="MailMergeTable2020-05-13T14:56:21Z17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5-13T14_3a_56_3a_21Z17.B3" style:display-name="MailMergeTable2020-05-13T14:56:21Z17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5-13T14_3a_56_3a_21Z17.4" style:display-name="MailMergeTable2020-05-13T14:56:21Z17.4" style:family="table-row">
      <style:table-row-properties style:min-row-height="0.998cm"/>
    </style:style>
    <style:style style:name="MailMergeTable2020-05-13T14_3a_56_3a_21Z17.E4" style:display-name="MailMergeTable2020-05-13T14:56:21Z17.E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5-13T14_3a_56_3a_21Z18" style:display-name="MailMergeTable2020-05-13T14:56:21Z18" style:family="table">
      <style:table-properties style:width="13.748cm" table:align="margins"/>
    </style:style>
    <style:style style:name="MailMergeTable2020-05-13T14_3a_56_3a_21Z18.A" style:display-name="MailMergeTable2020-05-13T14:56:21Z18.A" style:family="table-column">
      <style:table-column-properties style:column-width="0.291cm" style:rel-column-width="1387*"/>
    </style:style>
    <style:style style:name="MailMergeTable2020-05-13T14_3a_56_3a_21Z18.B" style:display-name="MailMergeTable2020-05-13T14:56:21Z18.B" style:family="table-column">
      <style:table-column-properties style:column-width="7.562cm" style:rel-column-width="36045*"/>
    </style:style>
    <style:style style:name="MailMergeTable2020-05-13T14_3a_56_3a_21Z18.C" style:display-name="MailMergeTable2020-05-13T14:56:21Z18.C" style:family="table-column">
      <style:table-column-properties style:column-width="1.965cm" style:rel-column-width="9366*"/>
    </style:style>
    <style:style style:name="MailMergeTable2020-05-13T14_3a_56_3a_21Z18.D" style:display-name="MailMergeTable2020-05-13T14:56:21Z18.D" style:family="table-column">
      <style:table-column-properties style:column-width="1.963cm" style:rel-column-width="9358*"/>
    </style:style>
    <style:style style:name="MailMergeTable2020-05-13T14_3a_56_3a_21Z18.E" style:display-name="MailMergeTable2020-05-13T14:56:21Z18.E" style:family="table-column">
      <style:table-column-properties style:column-width="1.967cm" style:rel-column-width="9379*"/>
    </style:style>
    <style:style style:name="MailMergeTable2020-05-13T14_3a_56_3a_21Z18.A1" style:display-name="MailMergeTable2020-05-13T14:56:21Z18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5-13T14_3a_56_3a_21Z18.A2" style:display-name="MailMergeTable2020-05-13T14:56:21Z18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5-13T14_3a_56_3a_21Z18.3" style:display-name="MailMergeTable2020-05-13T14:56:21Z18.3" style:family="table-row">
      <style:table-row-properties style:min-row-height="5.343cm"/>
    </style:style>
    <style:style style:name="MailMergeTable2020-05-13T14_3a_56_3a_21Z18.A3" style:display-name="MailMergeTable2020-05-13T14:56:21Z18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5-13T14_3a_56_3a_21Z18.B3" style:display-name="MailMergeTable2020-05-13T14:56:21Z18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5-13T14_3a_56_3a_21Z18.4" style:display-name="MailMergeTable2020-05-13T14:56:21Z18.4" style:family="table-row">
      <style:table-row-properties style:min-row-height="0.998cm"/>
    </style:style>
    <style:style style:name="MailMergeTable2020-05-13T14_3a_56_3a_21Z18.E4" style:display-name="MailMergeTable2020-05-13T14:56:21Z18.E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5-13T14_3a_56_3a_21Z19" style:display-name="MailMergeTable2020-05-13T14:56:21Z19" style:family="table">
      <style:table-properties style:width="13.748cm" table:align="margins"/>
    </style:style>
    <style:style style:name="MailMergeTable2020-05-13T14_3a_56_3a_21Z19.A" style:display-name="MailMergeTable2020-05-13T14:56:21Z19.A" style:family="table-column">
      <style:table-column-properties style:column-width="0.291cm" style:rel-column-width="1387*"/>
    </style:style>
    <style:style style:name="MailMergeTable2020-05-13T14_3a_56_3a_21Z19.B" style:display-name="MailMergeTable2020-05-13T14:56:21Z19.B" style:family="table-column">
      <style:table-column-properties style:column-width="7.562cm" style:rel-column-width="36045*"/>
    </style:style>
    <style:style style:name="MailMergeTable2020-05-13T14_3a_56_3a_21Z19.C" style:display-name="MailMergeTable2020-05-13T14:56:21Z19.C" style:family="table-column">
      <style:table-column-properties style:column-width="1.965cm" style:rel-column-width="9366*"/>
    </style:style>
    <style:style style:name="MailMergeTable2020-05-13T14_3a_56_3a_21Z19.D" style:display-name="MailMergeTable2020-05-13T14:56:21Z19.D" style:family="table-column">
      <style:table-column-properties style:column-width="1.963cm" style:rel-column-width="9358*"/>
    </style:style>
    <style:style style:name="MailMergeTable2020-05-13T14_3a_56_3a_21Z19.E" style:display-name="MailMergeTable2020-05-13T14:56:21Z19.E" style:family="table-column">
      <style:table-column-properties style:column-width="1.967cm" style:rel-column-width="9379*"/>
    </style:style>
    <style:style style:name="MailMergeTable2020-05-13T14_3a_56_3a_21Z19.A1" style:display-name="MailMergeTable2020-05-13T14:56:21Z19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5-13T14_3a_56_3a_21Z19.A2" style:display-name="MailMergeTable2020-05-13T14:56:21Z19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5-13T14_3a_56_3a_21Z19.3" style:display-name="MailMergeTable2020-05-13T14:56:21Z19.3" style:family="table-row">
      <style:table-row-properties style:min-row-height="5.343cm"/>
    </style:style>
    <style:style style:name="MailMergeTable2020-05-13T14_3a_56_3a_21Z19.A3" style:display-name="MailMergeTable2020-05-13T14:56:21Z19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5-13T14_3a_56_3a_21Z19.B3" style:display-name="MailMergeTable2020-05-13T14:56:21Z19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5-13T14_3a_56_3a_21Z19.4" style:display-name="MailMergeTable2020-05-13T14:56:21Z19.4" style:family="table-row">
      <style:table-row-properties style:min-row-height="0.998cm"/>
    </style:style>
    <style:style style:name="MailMergeTable2020-05-13T14_3a_56_3a_21Z19.E4" style:display-name="MailMergeTable2020-05-13T14:56:21Z19.E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5-13T14_3a_56_3a_21Z20" style:display-name="MailMergeTable2020-05-13T14:56:21Z20" style:family="table">
      <style:table-properties style:width="13.748cm" table:align="margins"/>
    </style:style>
    <style:style style:name="MailMergeTable2020-05-13T14_3a_56_3a_21Z20.A" style:display-name="MailMergeTable2020-05-13T14:56:21Z20.A" style:family="table-column">
      <style:table-column-properties style:column-width="0.291cm" style:rel-column-width="1387*"/>
    </style:style>
    <style:style style:name="MailMergeTable2020-05-13T14_3a_56_3a_21Z20.B" style:display-name="MailMergeTable2020-05-13T14:56:21Z20.B" style:family="table-column">
      <style:table-column-properties style:column-width="7.562cm" style:rel-column-width="36045*"/>
    </style:style>
    <style:style style:name="MailMergeTable2020-05-13T14_3a_56_3a_21Z20.C" style:display-name="MailMergeTable2020-05-13T14:56:21Z20.C" style:family="table-column">
      <style:table-column-properties style:column-width="1.965cm" style:rel-column-width="9366*"/>
    </style:style>
    <style:style style:name="MailMergeTable2020-05-13T14_3a_56_3a_21Z20.D" style:display-name="MailMergeTable2020-05-13T14:56:21Z20.D" style:family="table-column">
      <style:table-column-properties style:column-width="1.963cm" style:rel-column-width="9358*"/>
    </style:style>
    <style:style style:name="MailMergeTable2020-05-13T14_3a_56_3a_21Z20.E" style:display-name="MailMergeTable2020-05-13T14:56:21Z20.E" style:family="table-column">
      <style:table-column-properties style:column-width="1.967cm" style:rel-column-width="9379*"/>
    </style:style>
    <style:style style:name="MailMergeTable2020-05-13T14_3a_56_3a_21Z20.A1" style:display-name="MailMergeTable2020-05-13T14:56:21Z20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5-13T14_3a_56_3a_21Z20.A2" style:display-name="MailMergeTable2020-05-13T14:56:21Z20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5-13T14_3a_56_3a_21Z20.3" style:display-name="MailMergeTable2020-05-13T14:56:21Z20.3" style:family="table-row">
      <style:table-row-properties style:min-row-height="5.343cm"/>
    </style:style>
    <style:style style:name="MailMergeTable2020-05-13T14_3a_56_3a_21Z20.A3" style:display-name="MailMergeTable2020-05-13T14:56:21Z20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5-13T14_3a_56_3a_21Z20.B3" style:display-name="MailMergeTable2020-05-13T14:56:21Z20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5-13T14_3a_56_3a_21Z20.4" style:display-name="MailMergeTable2020-05-13T14:56:21Z20.4" style:family="table-row">
      <style:table-row-properties style:min-row-height="0.998cm"/>
    </style:style>
    <style:style style:name="MailMergeTable2020-05-13T14_3a_56_3a_21Z20.E4" style:display-name="MailMergeTable2020-05-13T14:56:21Z20.E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5-13T14_3a_56_3a_21Z21" style:display-name="MailMergeTable2020-05-13T14:56:21Z21" style:family="table">
      <style:table-properties style:width="13.748cm" table:align="margins"/>
    </style:style>
    <style:style style:name="MailMergeTable2020-05-13T14_3a_56_3a_21Z21.A" style:display-name="MailMergeTable2020-05-13T14:56:21Z21.A" style:family="table-column">
      <style:table-column-properties style:column-width="0.291cm" style:rel-column-width="1387*"/>
    </style:style>
    <style:style style:name="MailMergeTable2020-05-13T14_3a_56_3a_21Z21.B" style:display-name="MailMergeTable2020-05-13T14:56:21Z21.B" style:family="table-column">
      <style:table-column-properties style:column-width="7.562cm" style:rel-column-width="36045*"/>
    </style:style>
    <style:style style:name="MailMergeTable2020-05-13T14_3a_56_3a_21Z21.C" style:display-name="MailMergeTable2020-05-13T14:56:21Z21.C" style:family="table-column">
      <style:table-column-properties style:column-width="1.965cm" style:rel-column-width="9366*"/>
    </style:style>
    <style:style style:name="MailMergeTable2020-05-13T14_3a_56_3a_21Z21.D" style:display-name="MailMergeTable2020-05-13T14:56:21Z21.D" style:family="table-column">
      <style:table-column-properties style:column-width="1.963cm" style:rel-column-width="9358*"/>
    </style:style>
    <style:style style:name="MailMergeTable2020-05-13T14_3a_56_3a_21Z21.E" style:display-name="MailMergeTable2020-05-13T14:56:21Z21.E" style:family="table-column">
      <style:table-column-properties style:column-width="1.967cm" style:rel-column-width="9379*"/>
    </style:style>
    <style:style style:name="MailMergeTable2020-05-13T14_3a_56_3a_21Z21.A1" style:display-name="MailMergeTable2020-05-13T14:56:21Z21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5-13T14_3a_56_3a_21Z21.A2" style:display-name="MailMergeTable2020-05-13T14:56:21Z21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5-13T14_3a_56_3a_21Z21.3" style:display-name="MailMergeTable2020-05-13T14:56:21Z21.3" style:family="table-row">
      <style:table-row-properties style:min-row-height="5.343cm"/>
    </style:style>
    <style:style style:name="MailMergeTable2020-05-13T14_3a_56_3a_21Z21.A3" style:display-name="MailMergeTable2020-05-13T14:56:21Z21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5-13T14_3a_56_3a_21Z21.B3" style:display-name="MailMergeTable2020-05-13T14:56:21Z21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5-13T14_3a_56_3a_21Z21.4" style:display-name="MailMergeTable2020-05-13T14:56:21Z21.4" style:family="table-row">
      <style:table-row-properties style:min-row-height="0.998cm"/>
    </style:style>
    <style:style style:name="MailMergeTable2020-05-13T14_3a_56_3a_21Z21.E4" style:display-name="MailMergeTable2020-05-13T14:56:21Z21.E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5-13T14_3a_56_3a_21Z22" style:display-name="MailMergeTable2020-05-13T14:56:21Z22" style:family="table">
      <style:table-properties style:width="13.748cm" table:align="margins"/>
    </style:style>
    <style:style style:name="MailMergeTable2020-05-13T14_3a_56_3a_21Z22.A" style:display-name="MailMergeTable2020-05-13T14:56:21Z22.A" style:family="table-column">
      <style:table-column-properties style:column-width="0.291cm" style:rel-column-width="1387*"/>
    </style:style>
    <style:style style:name="MailMergeTable2020-05-13T14_3a_56_3a_21Z22.B" style:display-name="MailMergeTable2020-05-13T14:56:21Z22.B" style:family="table-column">
      <style:table-column-properties style:column-width="7.562cm" style:rel-column-width="36045*"/>
    </style:style>
    <style:style style:name="MailMergeTable2020-05-13T14_3a_56_3a_21Z22.C" style:display-name="MailMergeTable2020-05-13T14:56:21Z22.C" style:family="table-column">
      <style:table-column-properties style:column-width="1.965cm" style:rel-column-width="9366*"/>
    </style:style>
    <style:style style:name="MailMergeTable2020-05-13T14_3a_56_3a_21Z22.D" style:display-name="MailMergeTable2020-05-13T14:56:21Z22.D" style:family="table-column">
      <style:table-column-properties style:column-width="1.963cm" style:rel-column-width="9358*"/>
    </style:style>
    <style:style style:name="MailMergeTable2020-05-13T14_3a_56_3a_21Z22.E" style:display-name="MailMergeTable2020-05-13T14:56:21Z22.E" style:family="table-column">
      <style:table-column-properties style:column-width="1.967cm" style:rel-column-width="9379*"/>
    </style:style>
    <style:style style:name="MailMergeTable2020-05-13T14_3a_56_3a_21Z22.A1" style:display-name="MailMergeTable2020-05-13T14:56:21Z22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5-13T14_3a_56_3a_21Z22.A2" style:display-name="MailMergeTable2020-05-13T14:56:21Z22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5-13T14_3a_56_3a_21Z22.3" style:display-name="MailMergeTable2020-05-13T14:56:21Z22.3" style:family="table-row">
      <style:table-row-properties style:min-row-height="5.343cm"/>
    </style:style>
    <style:style style:name="MailMergeTable2020-05-13T14_3a_56_3a_21Z22.A3" style:display-name="MailMergeTable2020-05-13T14:56:21Z22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5-13T14_3a_56_3a_21Z22.B3" style:display-name="MailMergeTable2020-05-13T14:56:21Z22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5-13T14_3a_56_3a_21Z22.4" style:display-name="MailMergeTable2020-05-13T14:56:21Z22.4" style:family="table-row">
      <style:table-row-properties style:min-row-height="0.998cm"/>
    </style:style>
    <style:style style:name="MailMergeTable2020-05-13T14_3a_56_3a_21Z22.E4" style:display-name="MailMergeTable2020-05-13T14:56:21Z22.E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5-13T14_3a_56_3a_21Z23" style:display-name="MailMergeTable2020-05-13T14:56:21Z23" style:family="table">
      <style:table-properties style:width="13.748cm" table:align="margins"/>
    </style:style>
    <style:style style:name="MailMergeTable2020-05-13T14_3a_56_3a_21Z23.A" style:display-name="MailMergeTable2020-05-13T14:56:21Z23.A" style:family="table-column">
      <style:table-column-properties style:column-width="0.291cm" style:rel-column-width="1387*"/>
    </style:style>
    <style:style style:name="MailMergeTable2020-05-13T14_3a_56_3a_21Z23.B" style:display-name="MailMergeTable2020-05-13T14:56:21Z23.B" style:family="table-column">
      <style:table-column-properties style:column-width="7.562cm" style:rel-column-width="36045*"/>
    </style:style>
    <style:style style:name="MailMergeTable2020-05-13T14_3a_56_3a_21Z23.C" style:display-name="MailMergeTable2020-05-13T14:56:21Z23.C" style:family="table-column">
      <style:table-column-properties style:column-width="1.965cm" style:rel-column-width="9366*"/>
    </style:style>
    <style:style style:name="MailMergeTable2020-05-13T14_3a_56_3a_21Z23.D" style:display-name="MailMergeTable2020-05-13T14:56:21Z23.D" style:family="table-column">
      <style:table-column-properties style:column-width="1.963cm" style:rel-column-width="9358*"/>
    </style:style>
    <style:style style:name="MailMergeTable2020-05-13T14_3a_56_3a_21Z23.E" style:display-name="MailMergeTable2020-05-13T14:56:21Z23.E" style:family="table-column">
      <style:table-column-properties style:column-width="1.967cm" style:rel-column-width="9379*"/>
    </style:style>
    <style:style style:name="MailMergeTable2020-05-13T14_3a_56_3a_21Z23.A1" style:display-name="MailMergeTable2020-05-13T14:56:21Z23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5-13T14_3a_56_3a_21Z23.A2" style:display-name="MailMergeTable2020-05-13T14:56:21Z23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5-13T14_3a_56_3a_21Z23.3" style:display-name="MailMergeTable2020-05-13T14:56:21Z23.3" style:family="table-row">
      <style:table-row-properties style:min-row-height="5.343cm"/>
    </style:style>
    <style:style style:name="MailMergeTable2020-05-13T14_3a_56_3a_21Z23.A3" style:display-name="MailMergeTable2020-05-13T14:56:21Z23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5-13T14_3a_56_3a_21Z23.B3" style:display-name="MailMergeTable2020-05-13T14:56:21Z23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5-13T14_3a_56_3a_21Z23.4" style:display-name="MailMergeTable2020-05-13T14:56:21Z23.4" style:family="table-row">
      <style:table-row-properties style:min-row-height="0.998cm"/>
    </style:style>
    <style:style style:name="MailMergeTable2020-05-13T14_3a_56_3a_21Z23.E4" style:display-name="MailMergeTable2020-05-13T14:56:21Z23.E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5-13T14_3a_56_3a_21Z24" style:display-name="MailMergeTable2020-05-13T14:56:21Z24" style:family="table">
      <style:table-properties style:width="13.748cm" table:align="margins"/>
    </style:style>
    <style:style style:name="MailMergeTable2020-05-13T14_3a_56_3a_21Z24.A" style:display-name="MailMergeTable2020-05-13T14:56:21Z24.A" style:family="table-column">
      <style:table-column-properties style:column-width="0.291cm" style:rel-column-width="1387*"/>
    </style:style>
    <style:style style:name="MailMergeTable2020-05-13T14_3a_56_3a_21Z24.B" style:display-name="MailMergeTable2020-05-13T14:56:21Z24.B" style:family="table-column">
      <style:table-column-properties style:column-width="7.562cm" style:rel-column-width="36045*"/>
    </style:style>
    <style:style style:name="MailMergeTable2020-05-13T14_3a_56_3a_21Z24.C" style:display-name="MailMergeTable2020-05-13T14:56:21Z24.C" style:family="table-column">
      <style:table-column-properties style:column-width="1.965cm" style:rel-column-width="9366*"/>
    </style:style>
    <style:style style:name="MailMergeTable2020-05-13T14_3a_56_3a_21Z24.D" style:display-name="MailMergeTable2020-05-13T14:56:21Z24.D" style:family="table-column">
      <style:table-column-properties style:column-width="1.963cm" style:rel-column-width="9358*"/>
    </style:style>
    <style:style style:name="MailMergeTable2020-05-13T14_3a_56_3a_21Z24.E" style:display-name="MailMergeTable2020-05-13T14:56:21Z24.E" style:family="table-column">
      <style:table-column-properties style:column-width="1.967cm" style:rel-column-width="9379*"/>
    </style:style>
    <style:style style:name="MailMergeTable2020-05-13T14_3a_56_3a_21Z24.A1" style:display-name="MailMergeTable2020-05-13T14:56:21Z24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5-13T14_3a_56_3a_21Z24.A2" style:display-name="MailMergeTable2020-05-13T14:56:21Z24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5-13T14_3a_56_3a_21Z24.3" style:display-name="MailMergeTable2020-05-13T14:56:21Z24.3" style:family="table-row">
      <style:table-row-properties style:min-row-height="5.343cm"/>
    </style:style>
    <style:style style:name="MailMergeTable2020-05-13T14_3a_56_3a_21Z24.A3" style:display-name="MailMergeTable2020-05-13T14:56:21Z24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5-13T14_3a_56_3a_21Z24.B3" style:display-name="MailMergeTable2020-05-13T14:56:21Z24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5-13T14_3a_56_3a_21Z24.4" style:display-name="MailMergeTable2020-05-13T14:56:21Z24.4" style:family="table-row">
      <style:table-row-properties style:min-row-height="0.998cm"/>
    </style:style>
    <style:style style:name="MailMergeTable2020-05-13T14_3a_56_3a_21Z24.E4" style:display-name="MailMergeTable2020-05-13T14:56:21Z24.E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5-13T14_3a_56_3a_21Z25" style:display-name="MailMergeTable2020-05-13T14:56:21Z25" style:family="table">
      <style:table-properties style:width="13.748cm" table:align="margins"/>
    </style:style>
    <style:style style:name="MailMergeTable2020-05-13T14_3a_56_3a_21Z25.A" style:display-name="MailMergeTable2020-05-13T14:56:21Z25.A" style:family="table-column">
      <style:table-column-properties style:column-width="0.291cm" style:rel-column-width="1387*"/>
    </style:style>
    <style:style style:name="MailMergeTable2020-05-13T14_3a_56_3a_21Z25.B" style:display-name="MailMergeTable2020-05-13T14:56:21Z25.B" style:family="table-column">
      <style:table-column-properties style:column-width="7.562cm" style:rel-column-width="36045*"/>
    </style:style>
    <style:style style:name="MailMergeTable2020-05-13T14_3a_56_3a_21Z25.C" style:display-name="MailMergeTable2020-05-13T14:56:21Z25.C" style:family="table-column">
      <style:table-column-properties style:column-width="1.965cm" style:rel-column-width="9366*"/>
    </style:style>
    <style:style style:name="MailMergeTable2020-05-13T14_3a_56_3a_21Z25.D" style:display-name="MailMergeTable2020-05-13T14:56:21Z25.D" style:family="table-column">
      <style:table-column-properties style:column-width="1.963cm" style:rel-column-width="9358*"/>
    </style:style>
    <style:style style:name="MailMergeTable2020-05-13T14_3a_56_3a_21Z25.E" style:display-name="MailMergeTable2020-05-13T14:56:21Z25.E" style:family="table-column">
      <style:table-column-properties style:column-width="1.967cm" style:rel-column-width="9379*"/>
    </style:style>
    <style:style style:name="MailMergeTable2020-05-13T14_3a_56_3a_21Z25.A1" style:display-name="MailMergeTable2020-05-13T14:56:21Z25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5-13T14_3a_56_3a_21Z25.A2" style:display-name="MailMergeTable2020-05-13T14:56:21Z25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5-13T14_3a_56_3a_21Z25.3" style:display-name="MailMergeTable2020-05-13T14:56:21Z25.3" style:family="table-row">
      <style:table-row-properties style:min-row-height="5.343cm"/>
    </style:style>
    <style:style style:name="MailMergeTable2020-05-13T14_3a_56_3a_21Z25.A3" style:display-name="MailMergeTable2020-05-13T14:56:21Z25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5-13T14_3a_56_3a_21Z25.B3" style:display-name="MailMergeTable2020-05-13T14:56:21Z25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5-13T14_3a_56_3a_21Z25.4" style:display-name="MailMergeTable2020-05-13T14:56:21Z25.4" style:family="table-row">
      <style:table-row-properties style:min-row-height="0.998cm"/>
    </style:style>
    <style:style style:name="MailMergeTable2020-05-13T14_3a_56_3a_21Z25.E4" style:display-name="MailMergeTable2020-05-13T14:56:21Z25.E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5-13T14_3a_56_3a_21Z26" style:display-name="MailMergeTable2020-05-13T14:56:21Z26" style:family="table">
      <style:table-properties style:width="13.748cm" table:align="margins"/>
    </style:style>
    <style:style style:name="MailMergeTable2020-05-13T14_3a_56_3a_21Z26.A" style:display-name="MailMergeTable2020-05-13T14:56:21Z26.A" style:family="table-column">
      <style:table-column-properties style:column-width="0.291cm" style:rel-column-width="1387*"/>
    </style:style>
    <style:style style:name="MailMergeTable2020-05-13T14_3a_56_3a_21Z26.B" style:display-name="MailMergeTable2020-05-13T14:56:21Z26.B" style:family="table-column">
      <style:table-column-properties style:column-width="7.562cm" style:rel-column-width="36045*"/>
    </style:style>
    <style:style style:name="MailMergeTable2020-05-13T14_3a_56_3a_21Z26.C" style:display-name="MailMergeTable2020-05-13T14:56:21Z26.C" style:family="table-column">
      <style:table-column-properties style:column-width="1.965cm" style:rel-column-width="9366*"/>
    </style:style>
    <style:style style:name="MailMergeTable2020-05-13T14_3a_56_3a_21Z26.D" style:display-name="MailMergeTable2020-05-13T14:56:21Z26.D" style:family="table-column">
      <style:table-column-properties style:column-width="1.963cm" style:rel-column-width="9358*"/>
    </style:style>
    <style:style style:name="MailMergeTable2020-05-13T14_3a_56_3a_21Z26.E" style:display-name="MailMergeTable2020-05-13T14:56:21Z26.E" style:family="table-column">
      <style:table-column-properties style:column-width="1.967cm" style:rel-column-width="9379*"/>
    </style:style>
    <style:style style:name="MailMergeTable2020-05-13T14_3a_56_3a_21Z26.A1" style:display-name="MailMergeTable2020-05-13T14:56:21Z26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5-13T14_3a_56_3a_21Z26.A2" style:display-name="MailMergeTable2020-05-13T14:56:21Z26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5-13T14_3a_56_3a_21Z26.3" style:display-name="MailMergeTable2020-05-13T14:56:21Z26.3" style:family="table-row">
      <style:table-row-properties style:min-row-height="5.343cm"/>
    </style:style>
    <style:style style:name="MailMergeTable2020-05-13T14_3a_56_3a_21Z26.A3" style:display-name="MailMergeTable2020-05-13T14:56:21Z26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5-13T14_3a_56_3a_21Z26.B3" style:display-name="MailMergeTable2020-05-13T14:56:21Z26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5-13T14_3a_56_3a_21Z26.4" style:display-name="MailMergeTable2020-05-13T14:56:21Z26.4" style:family="table-row">
      <style:table-row-properties style:min-row-height="0.998cm"/>
    </style:style>
    <style:style style:name="MailMergeTable2020-05-13T14_3a_56_3a_21Z26.E4" style:display-name="MailMergeTable2020-05-13T14:56:21Z26.E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5-13T14_3a_56_3a_21Z27" style:display-name="MailMergeTable2020-05-13T14:56:21Z27" style:family="table">
      <style:table-properties style:width="13.748cm" table:align="margins"/>
    </style:style>
    <style:style style:name="MailMergeTable2020-05-13T14_3a_56_3a_21Z27.A" style:display-name="MailMergeTable2020-05-13T14:56:21Z27.A" style:family="table-column">
      <style:table-column-properties style:column-width="0.291cm" style:rel-column-width="1387*"/>
    </style:style>
    <style:style style:name="MailMergeTable2020-05-13T14_3a_56_3a_21Z27.B" style:display-name="MailMergeTable2020-05-13T14:56:21Z27.B" style:family="table-column">
      <style:table-column-properties style:column-width="7.562cm" style:rel-column-width="36045*"/>
    </style:style>
    <style:style style:name="MailMergeTable2020-05-13T14_3a_56_3a_21Z27.C" style:display-name="MailMergeTable2020-05-13T14:56:21Z27.C" style:family="table-column">
      <style:table-column-properties style:column-width="1.965cm" style:rel-column-width="9366*"/>
    </style:style>
    <style:style style:name="MailMergeTable2020-05-13T14_3a_56_3a_21Z27.D" style:display-name="MailMergeTable2020-05-13T14:56:21Z27.D" style:family="table-column">
      <style:table-column-properties style:column-width="1.963cm" style:rel-column-width="9358*"/>
    </style:style>
    <style:style style:name="MailMergeTable2020-05-13T14_3a_56_3a_21Z27.E" style:display-name="MailMergeTable2020-05-13T14:56:21Z27.E" style:family="table-column">
      <style:table-column-properties style:column-width="1.967cm" style:rel-column-width="9379*"/>
    </style:style>
    <style:style style:name="MailMergeTable2020-05-13T14_3a_56_3a_21Z27.A1" style:display-name="MailMergeTable2020-05-13T14:56:21Z27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5-13T14_3a_56_3a_21Z27.A2" style:display-name="MailMergeTable2020-05-13T14:56:21Z27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5-13T14_3a_56_3a_21Z27.3" style:display-name="MailMergeTable2020-05-13T14:56:21Z27.3" style:family="table-row">
      <style:table-row-properties style:min-row-height="5.343cm"/>
    </style:style>
    <style:style style:name="MailMergeTable2020-05-13T14_3a_56_3a_21Z27.A3" style:display-name="MailMergeTable2020-05-13T14:56:21Z27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5-13T14_3a_56_3a_21Z27.B3" style:display-name="MailMergeTable2020-05-13T14:56:21Z27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5-13T14_3a_56_3a_21Z27.4" style:display-name="MailMergeTable2020-05-13T14:56:21Z27.4" style:family="table-row">
      <style:table-row-properties style:min-row-height="0.998cm"/>
    </style:style>
    <style:style style:name="MailMergeTable2020-05-13T14_3a_56_3a_21Z27.E4" style:display-name="MailMergeTable2020-05-13T14:56:21Z27.E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5-13T14_3a_56_3a_21Z28" style:display-name="MailMergeTable2020-05-13T14:56:21Z28" style:family="table">
      <style:table-properties style:width="13.748cm" table:align="margins"/>
    </style:style>
    <style:style style:name="MailMergeTable2020-05-13T14_3a_56_3a_21Z28.A" style:display-name="MailMergeTable2020-05-13T14:56:21Z28.A" style:family="table-column">
      <style:table-column-properties style:column-width="0.291cm" style:rel-column-width="1387*"/>
    </style:style>
    <style:style style:name="MailMergeTable2020-05-13T14_3a_56_3a_21Z28.B" style:display-name="MailMergeTable2020-05-13T14:56:21Z28.B" style:family="table-column">
      <style:table-column-properties style:column-width="7.562cm" style:rel-column-width="36045*"/>
    </style:style>
    <style:style style:name="MailMergeTable2020-05-13T14_3a_56_3a_21Z28.C" style:display-name="MailMergeTable2020-05-13T14:56:21Z28.C" style:family="table-column">
      <style:table-column-properties style:column-width="1.965cm" style:rel-column-width="9366*"/>
    </style:style>
    <style:style style:name="MailMergeTable2020-05-13T14_3a_56_3a_21Z28.D" style:display-name="MailMergeTable2020-05-13T14:56:21Z28.D" style:family="table-column">
      <style:table-column-properties style:column-width="1.963cm" style:rel-column-width="9358*"/>
    </style:style>
    <style:style style:name="MailMergeTable2020-05-13T14_3a_56_3a_21Z28.E" style:display-name="MailMergeTable2020-05-13T14:56:21Z28.E" style:family="table-column">
      <style:table-column-properties style:column-width="1.967cm" style:rel-column-width="9379*"/>
    </style:style>
    <style:style style:name="MailMergeTable2020-05-13T14_3a_56_3a_21Z28.A1" style:display-name="MailMergeTable2020-05-13T14:56:21Z28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5-13T14_3a_56_3a_21Z28.A2" style:display-name="MailMergeTable2020-05-13T14:56:21Z28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5-13T14_3a_56_3a_21Z28.3" style:display-name="MailMergeTable2020-05-13T14:56:21Z28.3" style:family="table-row">
      <style:table-row-properties style:min-row-height="5.343cm"/>
    </style:style>
    <style:style style:name="MailMergeTable2020-05-13T14_3a_56_3a_21Z28.A3" style:display-name="MailMergeTable2020-05-13T14:56:21Z28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5-13T14_3a_56_3a_21Z28.B3" style:display-name="MailMergeTable2020-05-13T14:56:21Z28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5-13T14_3a_56_3a_21Z28.4" style:display-name="MailMergeTable2020-05-13T14:56:21Z28.4" style:family="table-row">
      <style:table-row-properties style:min-row-height="0.998cm"/>
    </style:style>
    <style:style style:name="MailMergeTable2020-05-13T14_3a_56_3a_21Z28.E4" style:display-name="MailMergeTable2020-05-13T14:56:21Z28.E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Proxima Nova" fo:font-size="10pt" officeooo:paragraph-rsid="001729e8" style:font-size-asian="10pt" style:font-size-complex="10pt"/>
    </style:style>
    <style:style style:name="P2" style:family="paragraph" style:parent-style-name="Standard">
      <style:text-properties style:font-name="Proxima Nova" fo:font-size="10pt" fo:font-weight="bold" officeooo:paragraph-rsid="001729e8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Proxima Nova" fo:font-size="8pt" officeooo:paragraph-rsid="001729e8" style:font-size-asian="8pt" style:font-size-complex="8pt"/>
    </style:style>
    <style:style style:name="P4" style:family="paragraph" style:parent-style-name="Standard">
      <style:text-properties style:font-name="Proxima Nova" fo:font-size="6pt" officeooo:paragraph-rsid="0046a478" style:font-size-asian="6pt" style:font-size-complex="6pt"/>
    </style:style>
    <style:style style:name="P5" style:family="paragraph" style:parent-style-name="Standard">
      <style:text-properties style:font-name="Proxima Nova" fo:font-size="4pt" officeooo:paragraph-rsid="001729e8" style:font-size-asian="4pt" style:font-size-complex="4pt"/>
    </style:style>
    <style:style style:name="P6" style:family="paragraph" style:parent-style-name="Standard" style:master-page-name="Standard">
      <style:paragraph-properties style:page-number="1"/>
      <style:text-properties officeooo:paragraph-rsid="001237ae"/>
    </style:style>
    <style:style style:name="P7" style:family="paragraph" style:parent-style-name="Table_20_Contents">
      <style:text-properties style:font-name="Proxima Nova" fo:font-size="18pt" style:font-size-asian="18pt" style:font-size-complex="18pt"/>
    </style:style>
    <style:style style:name="P8" style:family="paragraph" style:parent-style-name="Table_20_Contents">
      <style:text-properties style:font-name="Proxima Nova" fo:font-size="6pt" style:font-size-asian="6pt" style:font-size-complex="6pt"/>
    </style:style>
    <style:style style:name="P9" style:family="paragraph" style:parent-style-name="Table_20_Contents">
      <style:text-properties style:font-name="Proxima Nova" fo:font-size="6pt" officeooo:rsid="00457219" officeooo:paragraph-rsid="0047896f" style:font-size-asian="6pt" style:font-size-complex="6pt"/>
    </style:style>
    <style:style style:name="T1" style:family="text">
      <style:text-properties officeooo:rsid="001b5137"/>
    </style:style>
    <style:style style:name="T2" style:family="text">
      <style:text-properties officeooo:rsid="0047e134"/>
    </style:style>
    <style:style style:name="T3" style:family="text">
      <style:text-properties fo:font-size="4pt" style:font-size-asian="4pt" style:font-size-complex="4pt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Rahmen28" text:anchor-type="page" text:anchor-page-number="13" svg:x="0.499cm" svg:y="0.499cm" svg:width="13.85cm" svg:height="9.999cm" draw:z-index="27">
        <draw:text-box>
          <text:section text:style-name="Sect1" text:name="MailMergeSection2020-05-13T14:56:21Z29MasterLabel">
            <table:table table:name="MailMergeTable2020-05-13T14:56:21Z28" table:style-name="MailMergeTable2020-05-13T14_3a_56_3a_21Z28">
              <table:table-column table:style-name="MailMergeTable2020-05-13T14_3a_56_3a_21Z28.A"/>
              <table:table-column table:style-name="MailMergeTable2020-05-13T14_3a_56_3a_21Z28.B"/>
              <table:table-column table:style-name="MailMergeTable2020-05-13T14_3a_56_3a_21Z28.C"/>
              <table:table-column table:style-name="MailMergeTable2020-05-13T14_3a_56_3a_21Z28.D"/>
              <table:table-column table:style-name="MailMergeTable2020-05-13T14_3a_56_3a_21Z28.E"/>
              <table:table-row>
                <table:table-cell table:style-name="MailMergeTable2020-05-13T14_3a_56_3a_21Z28.A1" table:number-columns-spanned="5" office:value-type="string">
                  <text:p text:style-name="P1">Fachrichtungsübergreifende, integrativ zu vermittelnde Fertigkeiten, Kenntnisse und Fähigkeiten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5-13T14_3a_56_3a_21Z28.A2" table:number-columns-spanned="5" office:value-type="string">
                  <text:p text:style-name="P2">Sicherheit und Gesundheitsschutz bei der Arbeit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5-13T14_3a_56_3a_21Z28.3">
                <table:table-cell table:style-name="MailMergeTable2020-05-13T14_3a_56_3a_21Z28.A3" office:value-type="string">
                  <text:p text:style-name="P7"/>
                </table:table-cell>
                <table:table-cell table:style-name="MailMergeTable2020-05-13T14_3a_56_3a_21Z28.B3" table:number-columns-spanned="4" office:value-type="string">
                  <text:p text:style-name="P3">a) Gefährdung von Sicherheit und Gesundheit am Arbeitsplatz feststellen und Maßnahmen zur Vermeidung der Gefährdung ergreifen<text:line-break/>b) berufsbezogene Arbeitsschutz- und Unfallverhütungsvorschriften anwenden<text:line-break/>c) Verhaltensweisen bei Unfällen beschreiben sowie erste Maßnahmen einleiten<text:line-break/>d) Vorschriften des vorbeugenden Brandschutzes anwenden sowie Verhaltensweisen bei Bränden beschreiben und Maßnahmen zur Brandbekämpfung ergreifen</text:p>
                </table:table-cell>
                <table:covered-table-cell/>
                <table:covered-table-cell/>
                <table:covered-table-cell/>
              </table:table-row>
              <table:table-row table:style-name="MailMergeTable2020-05-13T14_3a_56_3a_21Z28.4">
                <table:table-cell table:style-name="MailMergeTable2020-05-13T14_3a_56_3a_21Z28.A3" table:number-columns-spanned="2" office:value-type="string">
                  <text:p text:style-name="P9"><text:span text:style-name="T1">während der gesamten Ausbildung<text:line-break/></text:span></text:p>
                </table:table-cell>
                <table:covered-table-cell/>
                <table:table-cell table:style-name="MailMergeTable2020-05-13T14_3a_56_3a_21Z28.A3" office:value-type="string">
                  <text:p text:style-name="P8"/>
                </table:table-cell>
                <table:table-cell table:style-name="MailMergeTable2020-05-13T14_3a_56_3a_21Z28.A3" office:value-type="string">
                  <text:p text:style-name="P8"><text:span text:style-name="T2">Erstellt: </text:span>13. Mai 20</text:p>
                </table:table-cell>
                <table:table-cell table:style-name="MailMergeTable2020-05-13T14_3a_56_3a_21Z28.E4" office:value-type="string">
                  <text:p text:style-name="P4">§ 4 Absatz 7 Nummer 3 <text:span text:style-name="T3"><text:s/>- <text:s/>-</text:span></text:p>
                </table:table-cell>
              </table:table-row>
            </table:table>
            <text:p text:style-name="P5"/>
          </text:section>
        </draw:text-box>
      </draw:frame>
      <draw:frame draw:style-name="fr1" draw:name="Rahmen27" text:anchor-type="page" text:anchor-page-number="13" svg:x="14.349cm" svg:y="0.499cm" svg:width="13.85cm" svg:height="9.999cm" draw:z-index="26">
        <draw:text-box>
          <text:section text:style-name="Sect1" text:name="MailMergeSection2020-05-13T14:56:21Z28Bereich1" text:protected="true">
            <table:table table:name="MailMergeTable2020-05-13T14:56:21Z27" table:style-name="MailMergeTable2020-05-13T14_3a_56_3a_21Z27">
              <table:table-column table:style-name="MailMergeTable2020-05-13T14_3a_56_3a_21Z27.A"/>
              <table:table-column table:style-name="MailMergeTable2020-05-13T14_3a_56_3a_21Z27.B"/>
              <table:table-column table:style-name="MailMergeTable2020-05-13T14_3a_56_3a_21Z27.C"/>
              <table:table-column table:style-name="MailMergeTable2020-05-13T14_3a_56_3a_21Z27.D"/>
              <table:table-column table:style-name="MailMergeTable2020-05-13T14_3a_56_3a_21Z27.E"/>
              <table:table-row>
                <table:table-cell table:style-name="MailMergeTable2020-05-13T14_3a_56_3a_21Z27.A1" table:number-columns-spanned="5" office:value-type="string">
                  <text:p text:style-name="P1">Fachrichtungsübergreifende, integrativ zu vermittelnde Fertigkeiten, Kenntnisse und Fähigkeiten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5-13T14_3a_56_3a_21Z27.A2" table:number-columns-spanned="5" office:value-type="string">
                  <text:p text:style-name="P2">Umweltschutz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5-13T14_3a_56_3a_21Z27.3">
                <table:table-cell table:style-name="MailMergeTable2020-05-13T14_3a_56_3a_21Z27.A3" office:value-type="string">
                  <text:p text:style-name="P7"/>
                </table:table-cell>
                <table:table-cell table:style-name="MailMergeTable2020-05-13T14_3a_56_3a_21Z27.B3" table:number-columns-spanned="4" office:value-type="string">
                  <text:p text:style-name="P3">a) Zur Vermeidung betriebsbedingter Umweltbelastungen im beruflichen Einwirkungsbereich beitragen, insbesondere mögliche Umweltbelastungen durch den Ausbildungsbetrieb und seinen Beitrag zum Umweltschutz an Beispielen erklären<text:line-break/>b) Zur Vermeidung betriebsbedingter Umweltbelastungen im beruflichen Einwirkungsbereich beitragen, insbesondere für den Ausbildungsbetrieb geltende Regelungen des Umweltschutzes anwenden<text:line-break/>c) Zur Vermeidung betriebsbedingter Umweltbelastungen im beruflichen Einwirkungsbereich beitragen, insbesondere Möglichkeiten der wirtschaftlichen und umweltschonenden Energie- und Materialverwendung nutzen<text:line-break/>d) Zur Vermeidung betriebsbedingter Umweltbelastungen im beruflichen Einwirkungsbereich beitragen, insbesondere Abfälle vermeiden sowie Stoffe und Materialien einer umweltschonenden Entsorgung zuführen</text:p>
                </table:table-cell>
                <table:covered-table-cell/>
                <table:covered-table-cell/>
                <table:covered-table-cell/>
              </table:table-row>
              <table:table-row table:style-name="MailMergeTable2020-05-13T14_3a_56_3a_21Z27.4">
                <table:table-cell table:style-name="MailMergeTable2020-05-13T14_3a_56_3a_21Z27.A3" table:number-columns-spanned="2" office:value-type="string">
                  <text:p text:style-name="P9"><text:span text:style-name="T1">während der gesamten Ausbildung<text:line-break/></text:span></text:p>
                </table:table-cell>
                <table:covered-table-cell/>
                <table:table-cell table:style-name="MailMergeTable2020-05-13T14_3a_56_3a_21Z27.A3" office:value-type="string">
                  <text:p text:style-name="P8"/>
                </table:table-cell>
                <table:table-cell table:style-name="MailMergeTable2020-05-13T14_3a_56_3a_21Z27.A3" office:value-type="string">
                  <text:p text:style-name="P8"><text:span text:style-name="T2">Erstellt: </text:span>13. Mai 20</text:p>
                </table:table-cell>
                <table:table-cell table:style-name="MailMergeTable2020-05-13T14_3a_56_3a_21Z27.E4" office:value-type="string">
                  <text:p text:style-name="P4">§ 4 Absatz 7 Nummer 4 <text:span text:style-name="T3"><text:s/>- <text:s/>-</text:span></text:p>
                </table:table-cell>
              </table:table-row>
            </table:table>
            <text:p text:style-name="P5"/>
          </text:section>
        </draw:text-box>
      </draw:frame>
      <draw:frame draw:style-name="fr1" draw:name="Rahmen26" text:anchor-type="page" text:anchor-page-number="13" svg:x="0.499cm" svg:y="10.5cm" svg:width="13.85cm" svg:height="9.999cm" draw:z-index="25">
        <draw:text-box>
          <text:section text:style-name="Sect1" text:name="MailMergeSection2020-05-13T14:56:21Z27Bereich2" text:protected="true">
            <table:table table:name="MailMergeTable2020-05-13T14:56:21Z26" table:style-name="MailMergeTable2020-05-13T14_3a_56_3a_21Z26">
              <table:table-column table:style-name="MailMergeTable2020-05-13T14_3a_56_3a_21Z26.A"/>
              <table:table-column table:style-name="MailMergeTable2020-05-13T14_3a_56_3a_21Z26.B"/>
              <table:table-column table:style-name="MailMergeTable2020-05-13T14_3a_56_3a_21Z26.C"/>
              <table:table-column table:style-name="MailMergeTable2020-05-13T14_3a_56_3a_21Z26.D"/>
              <table:table-column table:style-name="MailMergeTable2020-05-13T14_3a_56_3a_21Z26.E"/>
              <table:table-row>
                <table:table-cell table:style-name="MailMergeTable2020-05-13T14_3a_56_3a_21Z26.A1" table:number-columns-spanned="5" office:value-type="string">
                  <text:p text:style-name="P1">Fachrichtungsübergreifende, integrativ zu vermittelnde Fertigkeiten, Kenntnisse und Fähigkeiten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5-13T14_3a_56_3a_21Z26.A2" table:number-columns-spanned="5" office:value-type="string">
                  <text:p text:style-name="P2">vernetztes Zusammenarbeiten unter Nutzung digitaler Medien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5-13T14_3a_56_3a_21Z26.3">
                <table:table-cell table:style-name="MailMergeTable2020-05-13T14_3a_56_3a_21Z26.A3" office:value-type="string">
                  <text:p text:style-name="P7"/>
                </table:table-cell>
                <table:table-cell table:style-name="MailMergeTable2020-05-13T14_3a_56_3a_21Z26.B3" table:number-columns-spanned="4" office:value-type="string">
                  <text:p text:style-name="P3">a) gegenseitige Wertschätzung unter Berücksichtigung gesellschaftlicher Vielfalt bei betrieblichen Abläufen praktizieren<text:line-break/>b) Strategien zum verantwortungsvollen Umgang mit digitalen Medien anwenden und im virtuellen Raum unter Wahrung der Persönlichkeitsrechte Dritter zusammenarbeiten<text:line-break/>c) insbesondere bei der Speicherung, Darstellung und Weitergabe digitaler Inhalte die Auswirkungen des eigenen Kommunikations- und Informationsverhaltens berücksichtigen<text:line-break/>d) bei der Beurteilung, Entwicklung, Umsetzung und Betreuung von IT-Lösungen ethische Aspekte reflektieren</text:p>
                </table:table-cell>
                <table:covered-table-cell/>
                <table:covered-table-cell/>
                <table:covered-table-cell/>
              </table:table-row>
              <table:table-row table:style-name="MailMergeTable2020-05-13T14_3a_56_3a_21Z26.4">
                <table:table-cell table:style-name="MailMergeTable2020-05-13T14_3a_56_3a_21Z26.A3" table:number-columns-spanned="2" office:value-type="string">
                  <text:p text:style-name="P9"><text:span text:style-name="T1">Ausbildungsphase1: 3 Wochen.<text:line-break/></text:span></text:p>
                </table:table-cell>
                <table:covered-table-cell/>
                <table:table-cell table:style-name="MailMergeTable2020-05-13T14_3a_56_3a_21Z26.A3" office:value-type="string">
                  <text:p text:style-name="P8"/>
                </table:table-cell>
                <table:table-cell table:style-name="MailMergeTable2020-05-13T14_3a_56_3a_21Z26.A3" office:value-type="string">
                  <text:p text:style-name="P8"><text:span text:style-name="T2">Erstellt: </text:span>13. Mai 20</text:p>
                </table:table-cell>
                <table:table-cell table:style-name="MailMergeTable2020-05-13T14_3a_56_3a_21Z26.E4" office:value-type="string">
                  <text:p text:style-name="P4">§ 4 Absatz 7 Nummer 5 <text:span text:style-name="T3"><text:s/>- <text:s/>-</text:span></text:p>
                </table:table-cell>
              </table:table-row>
            </table:table>
            <text:p text:style-name="P5"/>
          </text:section>
        </draw:text-box>
      </draw:frame>
      <draw:frame draw:style-name="fr1" draw:name="Rahmen25" text:anchor-type="page" text:anchor-page-number="13" svg:x="14.349cm" svg:y="10.5cm" svg:width="13.85cm" svg:height="9.999cm" draw:z-index="24">
        <draw:text-box>
          <text:section text:style-name="Sect1" text:name="MailMergeSection2020-05-13T14:56:21Z26Bereich3" text:protected="true">
            <table:table table:name="MailMergeTable2020-05-13T14:56:21Z25" table:style-name="MailMergeTable2020-05-13T14_3a_56_3a_21Z25">
              <table:table-column table:style-name="MailMergeTable2020-05-13T14_3a_56_3a_21Z25.A"/>
              <table:table-column table:style-name="MailMergeTable2020-05-13T14_3a_56_3a_21Z25.B"/>
              <table:table-column table:style-name="MailMergeTable2020-05-13T14_3a_56_3a_21Z25.C"/>
              <table:table-column table:style-name="MailMergeTable2020-05-13T14_3a_56_3a_21Z25.D"/>
              <table:table-column table:style-name="MailMergeTable2020-05-13T14_3a_56_3a_21Z25.E"/>
              <table:table-row>
                <table:table-cell table:style-name="MailMergeTable2020-05-13T14_3a_56_3a_21Z25.A1" table:number-columns-spanned="5" office:value-type="string">
                  <text:p text:style-name="P1">Last Line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5-13T14_3a_56_3a_21Z25.A2" table:number-columns-spanned="5" office:value-type="string">
                  <text:p text:style-name="P2">Last Line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5-13T14_3a_56_3a_21Z25.3">
                <table:table-cell table:style-name="MailMergeTable2020-05-13T14_3a_56_3a_21Z25.A3" office:value-type="string">
                  <text:p text:style-name="P7"/>
                </table:table-cell>
                <table:table-cell table:style-name="MailMergeTable2020-05-13T14_3a_56_3a_21Z25.B3" table:number-columns-spanned="4" office:value-type="string">
                  <text:p text:style-name="P3">x) Last Card</text:p>
                </table:table-cell>
                <table:covered-table-cell/>
                <table:covered-table-cell/>
                <table:covered-table-cell/>
              </table:table-row>
              <table:table-row table:style-name="MailMergeTable2020-05-13T14_3a_56_3a_21Z25.4">
                <table:table-cell table:style-name="MailMergeTable2020-05-13T14_3a_56_3a_21Z25.A3" table:number-columns-spanned="2" office:value-type="string">
                  <text:p text:style-name="P9"><text:span text:style-name="T1"><text:line-break/></text:span></text:p>
                </table:table-cell>
                <table:covered-table-cell/>
                <table:table-cell table:style-name="MailMergeTable2020-05-13T14_3a_56_3a_21Z25.A3" office:value-type="string">
                  <text:p text:style-name="P8"/>
                </table:table-cell>
                <table:table-cell table:style-name="MailMergeTable2020-05-13T14_3a_56_3a_21Z25.A3" office:value-type="string">
                  <text:p text:style-name="P8"><text:span text:style-name="T2">Erstellt: </text:span>13. Mai 20</text:p>
                </table:table-cell>
                <table:table-cell table:style-name="MailMergeTable2020-05-13T14_3a_56_3a_21Z25.E4" office:value-type="string">
                  <text:p text:style-name="P4">99 Nummer 99 <text:span text:style-name="T3"><text:s/>- <text:s/>-</text:span></text:p>
                </table:table-cell>
              </table:table-row>
            </table:table>
            <text:p text:style-name="P5"/>
          </text:section>
        </draw:text-box>
      </draw:frame>
      <draw:frame draw:style-name="fr1" draw:name="Rahmen24" text:anchor-type="page" text:anchor-page-number="11" svg:x="0.499cm" svg:y="0.499cm" svg:width="13.85cm" svg:height="9.999cm" draw:z-index="23">
        <draw:text-box>
          <text:section text:style-name="Sect1" text:name="MailMergeSection2020-05-13T14:56:21Z25MasterLabel">
            <table:table table:name="MailMergeTable2020-05-13T14:56:21Z24" table:style-name="MailMergeTable2020-05-13T14_3a_56_3a_21Z24">
              <table:table-column table:style-name="MailMergeTable2020-05-13T14_3a_56_3a_21Z24.A"/>
              <table:table-column table:style-name="MailMergeTable2020-05-13T14_3a_56_3a_21Z24.B"/>
              <table:table-column table:style-name="MailMergeTable2020-05-13T14_3a_56_3a_21Z24.C"/>
              <table:table-column table:style-name="MailMergeTable2020-05-13T14_3a_56_3a_21Z24.D"/>
              <table:table-column table:style-name="MailMergeTable2020-05-13T14_3a_56_3a_21Z24.E"/>
              <table:table-row>
                <table:table-cell table:style-name="MailMergeTable2020-05-13T14_3a_56_3a_21Z24.A1" table:number-columns-spanned="5" office:value-type="string">
                  <text:p text:style-name="P1">Berufsprofilgebende Fertigkeiten, Kenntnisse und Fähigkeiten in der Fachrichtung Digitale Vernetzung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5-13T14_3a_56_3a_21Z24.A2" table:number-columns-spanned="5" office:value-type="string">
                  <text:p text:style-name="P2">Errichten, Ändern und Prüfen von vernetzten Systemen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5-13T14_3a_56_3a_21Z24.3">
                <table:table-cell table:style-name="MailMergeTable2020-05-13T14_3a_56_3a_21Z24.A3" office:value-type="string">
                  <text:p text:style-name="P7"/>
                </table:table-cell>
                <table:table-cell table:style-name="MailMergeTable2020-05-13T14_3a_56_3a_21Z24.B3" table:number-columns-spanned="4" office:value-type="string">
                  <text:p text:style-name="P3">a) Systemkomponenten und Netzwerkbetriebssysteme installieren, anpassen und konfigurieren<text:line-break/>b) Softwarelösungen zur Visualisierung und Optimierung von Prozessabläufen anwenden<text:line-break/>c) Programme erstellen und anpassen sowie Signal- und Datenübertragungseinrichtungen konfigurieren<text:line-break/>d) Sicherheits- und Datensicherungssysteme berücksichtigen, Gefahrenpotenziale identifizieren und Zugangsberechtigungen festlegen<text:line-break/>e) Testkonzepte erstellen, Tests durchführen, Fehler beseitigen sowie Ergebnisse und Änderungen dokumentieren<text:line-break/>f) Systeme in Betrieb nehmen, Inbetriebnahmeprotokolle erstellen und Systeme übergeben</text:p>
                </table:table-cell>
                <table:covered-table-cell/>
                <table:covered-table-cell/>
                <table:covered-table-cell/>
              </table:table-row>
              <table:table-row table:style-name="MailMergeTable2020-05-13T14_3a_56_3a_21Z24.4">
                <table:table-cell table:style-name="MailMergeTable2020-05-13T14_3a_56_3a_21Z24.A3" table:number-columns-spanned="2" office:value-type="string">
                  <text:p text:style-name="P9"><text:span text:style-name="T1">Ausbildungsphase1: 4 Wochen.<text:line-break/>Ausbildungsphase2: 13 Wochen.</text:span></text:p>
                </table:table-cell>
                <table:covered-table-cell/>
                <table:table-cell table:style-name="MailMergeTable2020-05-13T14_3a_56_3a_21Z24.A3" office:value-type="string">
                  <text:p text:style-name="P8"/>
                </table:table-cell>
                <table:table-cell table:style-name="MailMergeTable2020-05-13T14_3a_56_3a_21Z24.A3" office:value-type="string">
                  <text:p text:style-name="P8"><text:span text:style-name="T2">Erstellt: </text:span>13. Mai 20</text:p>
                </table:table-cell>
                <table:table-cell table:style-name="MailMergeTable2020-05-13T14_3a_56_3a_21Z24.E4" office:value-type="string">
                  <text:p text:style-name="P4">§ 4 Absatz 6 Nummer 2 <text:span text:style-name="T3"><text:s/>- <text:s/>-</text:span></text:p>
                </table:table-cell>
              </table:table-row>
            </table:table>
            <text:p text:style-name="P5"/>
          </text:section>
        </draw:text-box>
      </draw:frame>
      <draw:frame draw:style-name="fr1" draw:name="Rahmen23" text:anchor-type="page" text:anchor-page-number="11" svg:x="14.349cm" svg:y="0.499cm" svg:width="13.85cm" svg:height="9.999cm" draw:z-index="22">
        <draw:text-box>
          <text:section text:style-name="Sect1" text:name="MailMergeSection2020-05-13T14:56:21Z24Bereich1" text:protected="true">
            <table:table table:name="MailMergeTable2020-05-13T14:56:21Z23" table:style-name="MailMergeTable2020-05-13T14_3a_56_3a_21Z23">
              <table:table-column table:style-name="MailMergeTable2020-05-13T14_3a_56_3a_21Z23.A"/>
              <table:table-column table:style-name="MailMergeTable2020-05-13T14_3a_56_3a_21Z23.B"/>
              <table:table-column table:style-name="MailMergeTable2020-05-13T14_3a_56_3a_21Z23.C"/>
              <table:table-column table:style-name="MailMergeTable2020-05-13T14_3a_56_3a_21Z23.D"/>
              <table:table-column table:style-name="MailMergeTable2020-05-13T14_3a_56_3a_21Z23.E"/>
              <table:table-row>
                <table:table-cell table:style-name="MailMergeTable2020-05-13T14_3a_56_3a_21Z23.A1" table:number-columns-spanned="5" office:value-type="string">
                  <text:p text:style-name="P1">Berufsprofilgebende Fertigkeiten, Kenntnisse und Fähigkeiten in der Fachrichtung Digitale Vernetzung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5-13T14_3a_56_3a_21Z23.A2" table:number-columns-spanned="5" office:value-type="string">
                  <text:p text:style-name="P2">Betreiben von vernetzten Systemen und Sicherstellen der Systemverfügbarkeit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5-13T14_3a_56_3a_21Z23.3">
                <table:table-cell table:style-name="MailMergeTable2020-05-13T14_3a_56_3a_21Z23.A3" office:value-type="string">
                  <text:p text:style-name="P7"/>
                </table:table-cell>
                <table:table-cell table:style-name="MailMergeTable2020-05-13T14_3a_56_3a_21Z23.B3" table:number-columns-spanned="4" office:value-type="string">
                  <text:p text:style-name="P3">a) Systemauslastung überwachen und Systemstatus dokumentieren<text:line-break/>b) Systemdaten erfassen und im Hinblick auf Vorgabeparameter auswerten und Systemstörungen feststellen und beheben<text:line-break/>c) Daten auswerten, um Wartungsintervalle und Prozessabläufe zu optimieren<text:line-break/>d) System-, Diagnose- und Prozessdaten auswerten, Schwachstellen identifizieren und Maßnahmen ableiten<text:line-break/>e) Angriffsszenarien in cyber-physischen Systemen unterscheiden und antizipieren<text:line-break/>f) Anomalien in vernetzten Systemen feststellen und Schutzmaßnahmen einleiten<text:line-break/>g) bereichsspezifische Sicherheitslösungen implementieren<text:line-break/>h) Systemaktualisierungen vornehmen und Optimierungen vorschlagen</text:p>
                </table:table-cell>
                <table:covered-table-cell/>
                <table:covered-table-cell/>
                <table:covered-table-cell/>
              </table:table-row>
              <table:table-row table:style-name="MailMergeTable2020-05-13T14_3a_56_3a_21Z23.4">
                <table:table-cell table:style-name="MailMergeTable2020-05-13T14_3a_56_3a_21Z23.A3" table:number-columns-spanned="2" office:value-type="string">
                  <text:p text:style-name="P9"><text:span text:style-name="T1">Ausbildungsphase1: 4 Wochen.<text:line-break/>Ausbildungsphase2: 15 Wochen.</text:span></text:p>
                </table:table-cell>
                <table:covered-table-cell/>
                <table:table-cell table:style-name="MailMergeTable2020-05-13T14_3a_56_3a_21Z23.A3" office:value-type="string">
                  <text:p text:style-name="P8"/>
                </table:table-cell>
                <table:table-cell table:style-name="MailMergeTable2020-05-13T14_3a_56_3a_21Z23.A3" office:value-type="string">
                  <text:p text:style-name="P8"><text:span text:style-name="T2">Erstellt: </text:span>13. Mai 20</text:p>
                </table:table-cell>
                <table:table-cell table:style-name="MailMergeTable2020-05-13T14_3a_56_3a_21Z23.E4" office:value-type="string">
                  <text:p text:style-name="P4">§ 4 Absatz 6 Nummer 3 <text:span text:style-name="T3"><text:s/>- <text:s/>-</text:span></text:p>
                </table:table-cell>
              </table:table-row>
            </table:table>
            <text:p text:style-name="P5"/>
          </text:section>
        </draw:text-box>
      </draw:frame>
      <draw:frame draw:style-name="fr1" draw:name="Rahmen22" text:anchor-type="page" text:anchor-page-number="11" svg:x="0.499cm" svg:y="10.5cm" svg:width="13.85cm" svg:height="9.999cm" draw:z-index="21">
        <draw:text-box>
          <text:section text:style-name="Sect1" text:name="MailMergeSection2020-05-13T14:56:21Z23Bereich2" text:protected="true">
            <table:table table:name="MailMergeTable2020-05-13T14:56:21Z22" table:style-name="MailMergeTable2020-05-13T14_3a_56_3a_21Z22">
              <table:table-column table:style-name="MailMergeTable2020-05-13T14_3a_56_3a_21Z22.A"/>
              <table:table-column table:style-name="MailMergeTable2020-05-13T14_3a_56_3a_21Z22.B"/>
              <table:table-column table:style-name="MailMergeTable2020-05-13T14_3a_56_3a_21Z22.C"/>
              <table:table-column table:style-name="MailMergeTable2020-05-13T14_3a_56_3a_21Z22.D"/>
              <table:table-column table:style-name="MailMergeTable2020-05-13T14_3a_56_3a_21Z22.E"/>
              <table:table-row>
                <table:table-cell table:style-name="MailMergeTable2020-05-13T14_3a_56_3a_21Z22.A1" table:number-columns-spanned="5" office:value-type="string">
                  <text:p text:style-name="P1">Fachrichtungsübergreifende, integrativ zu vermittelnde Fertigkeiten, Kenntnisse und Fähigkeiten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5-13T14_3a_56_3a_21Z22.A2" table:number-columns-spanned="5" office:value-type="string">
                  <text:p text:style-name="P2">Berufsbildung sowie Arbeits- und Tarifrecht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5-13T14_3a_56_3a_21Z22.3">
                <table:table-cell table:style-name="MailMergeTable2020-05-13T14_3a_56_3a_21Z22.A3" office:value-type="string">
                  <text:p text:style-name="P7"/>
                </table:table-cell>
                <table:table-cell table:style-name="MailMergeTable2020-05-13T14_3a_56_3a_21Z22.B3" table:number-columns-spanned="4" office:value-type="string">
                  <text:p text:style-name="P3">a) wesentliche Inhalte und Bestandteile des Ausbildungsvertrages darstellen, Rechte und Pflichten aus dem Ausbildungsvertrag feststellen und Aufgaben der Beteiligten im dualen System beschreiben<text:line-break/>b) den betrieblichen Ausbildungsplan mit der Ausbildungsordnung vergleichen<text:line-break/>c) arbeits-, sozial- und mitbestimmungsrechtliche Vorschriften sowie für den Arbeitsbereich geltende Tarif- und Arbeitszeitregelungen beachten<text:line-break/>d) Positionen der eigenen Entgeltabrechnung erklären<text:line-break/>e) Chancen und Anforderungen des lebensbegleitenden lernens für die berufliche und persönliche Entwicklung begründen und die eigenen Kompetenzen weiterentwickeln<text:line-break/>f) Lern- und Arbeitstechniken sowie Methoden des selbstgesteuerten lernens anwenden und beruflich relevante Informationsquellen nutzen<text:line-break/>g) berufliche Aufstiegs- und Weiterentwicklungsmöglichkeiten darstellen</text:p>
                </table:table-cell>
                <table:covered-table-cell/>
                <table:covered-table-cell/>
                <table:covered-table-cell/>
              </table:table-row>
              <table:table-row table:style-name="MailMergeTable2020-05-13T14_3a_56_3a_21Z22.4">
                <table:table-cell table:style-name="MailMergeTable2020-05-13T14_3a_56_3a_21Z22.A3" table:number-columns-spanned="2" office:value-type="string">
                  <text:p text:style-name="P9"><text:span text:style-name="T1">während der gesamten Ausbildung<text:line-break/></text:span></text:p>
                </table:table-cell>
                <table:covered-table-cell/>
                <table:table-cell table:style-name="MailMergeTable2020-05-13T14_3a_56_3a_21Z22.A3" office:value-type="string">
                  <text:p text:style-name="P8"/>
                </table:table-cell>
                <table:table-cell table:style-name="MailMergeTable2020-05-13T14_3a_56_3a_21Z22.A3" office:value-type="string">
                  <text:p text:style-name="P8"><text:span text:style-name="T2">Erstellt: </text:span>13. Mai 20</text:p>
                </table:table-cell>
                <table:table-cell table:style-name="MailMergeTable2020-05-13T14_3a_56_3a_21Z22.E4" office:value-type="string">
                  <text:p text:style-name="P4">§ 4 Absatz 7 Nummer 1 <text:span text:style-name="T3"><text:s/>- <text:s/>-</text:span></text:p>
                </table:table-cell>
              </table:table-row>
            </table:table>
            <text:p text:style-name="P5"/>
          </text:section>
        </draw:text-box>
      </draw:frame>
      <draw:frame draw:style-name="fr1" draw:name="Rahmen21" text:anchor-type="page" text:anchor-page-number="11" svg:x="14.349cm" svg:y="10.5cm" svg:width="13.85cm" svg:height="9.999cm" draw:z-index="20">
        <draw:text-box>
          <text:section text:style-name="Sect1" text:name="MailMergeSection2020-05-13T14:56:21Z22Bereich3" text:protected="true">
            <table:table table:name="MailMergeTable2020-05-13T14:56:21Z21" table:style-name="MailMergeTable2020-05-13T14_3a_56_3a_21Z21">
              <table:table-column table:style-name="MailMergeTable2020-05-13T14_3a_56_3a_21Z21.A"/>
              <table:table-column table:style-name="MailMergeTable2020-05-13T14_3a_56_3a_21Z21.B"/>
              <table:table-column table:style-name="MailMergeTable2020-05-13T14_3a_56_3a_21Z21.C"/>
              <table:table-column table:style-name="MailMergeTable2020-05-13T14_3a_56_3a_21Z21.D"/>
              <table:table-column table:style-name="MailMergeTable2020-05-13T14_3a_56_3a_21Z21.E"/>
              <table:table-row>
                <table:table-cell table:style-name="MailMergeTable2020-05-13T14_3a_56_3a_21Z21.A1" table:number-columns-spanned="5" office:value-type="string">
                  <text:p text:style-name="P1">Fachrichtungsübergreifende, integrativ zu vermittelnde Fertigkeiten, Kenntnisse und Fähigkeiten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5-13T14_3a_56_3a_21Z21.A2" table:number-columns-spanned="5" office:value-type="string">
                  <text:p text:style-name="P2">Aufbau und Organisation des Ausbildungsbetriebes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5-13T14_3a_56_3a_21Z21.3">
                <table:table-cell table:style-name="MailMergeTable2020-05-13T14_3a_56_3a_21Z21.A3" office:value-type="string">
                  <text:p text:style-name="P7"/>
                </table:table-cell>
                <table:table-cell table:style-name="MailMergeTable2020-05-13T14_3a_56_3a_21Z21.B3" table:number-columns-spanned="4" office:value-type="string">
                  <text:p text:style-name="P3">a) die Rechtsform und den organisatorischen Aufbau des Ausbildungsbetriebes mit seinen Aufgaben und Zuständigkeiten sowie die Zusammenhänge zwischen den Geschäftsprozessen erläutern<text:line-break/>b) Beziehungen des Ausbildungsbetriebes und seiner Beschäftigten zu Wirtschaftsorganisationen, Berufsvertretungen und Gewerkschaften nennen<text:line-break/>c) Grundlagen, Aufgaben und Arbeitsweise der betriebsverfassungsrechtlichen Organe des Ausbildungsbetriebes beschreiben</text:p>
                </table:table-cell>
                <table:covered-table-cell/>
                <table:covered-table-cell/>
                <table:covered-table-cell/>
              </table:table-row>
              <table:table-row table:style-name="MailMergeTable2020-05-13T14_3a_56_3a_21Z21.4">
                <table:table-cell table:style-name="MailMergeTable2020-05-13T14_3a_56_3a_21Z21.A3" table:number-columns-spanned="2" office:value-type="string">
                  <text:p text:style-name="P9"><text:span text:style-name="T1">während der gesamten Ausbildung<text:line-break/></text:span></text:p>
                </table:table-cell>
                <table:covered-table-cell/>
                <table:table-cell table:style-name="MailMergeTable2020-05-13T14_3a_56_3a_21Z21.A3" office:value-type="string">
                  <text:p text:style-name="P8"/>
                </table:table-cell>
                <table:table-cell table:style-name="MailMergeTable2020-05-13T14_3a_56_3a_21Z21.A3" office:value-type="string">
                  <text:p text:style-name="P8"><text:span text:style-name="T2">Erstellt: </text:span>13. Mai 20</text:p>
                </table:table-cell>
                <table:table-cell table:style-name="MailMergeTable2020-05-13T14_3a_56_3a_21Z21.E4" office:value-type="string">
                  <text:p text:style-name="P4">§ 4 Absatz 7 Nummer 2 <text:span text:style-name="T3"><text:s/>- <text:s/>-</text:span></text:p>
                </table:table-cell>
              </table:table-row>
            </table:table>
            <text:p text:style-name="P5"/>
          </text:section>
        </draw:text-box>
      </draw:frame>
      <draw:frame draw:style-name="fr1" draw:name="Rahmen20" text:anchor-type="page" text:anchor-page-number="9" svg:x="0.499cm" svg:y="0.499cm" svg:width="13.85cm" svg:height="9.999cm" draw:z-index="19">
        <draw:text-box>
          <text:section text:style-name="Sect1" text:name="MailMergeSection2020-05-13T14:56:21Z21MasterLabel">
            <table:table table:name="MailMergeTable2020-05-13T14:56:21Z20" table:style-name="MailMergeTable2020-05-13T14_3a_56_3a_21Z20">
              <table:table-column table:style-name="MailMergeTable2020-05-13T14_3a_56_3a_21Z20.A"/>
              <table:table-column table:style-name="MailMergeTable2020-05-13T14_3a_56_3a_21Z20.B"/>
              <table:table-column table:style-name="MailMergeTable2020-05-13T14_3a_56_3a_21Z20.C"/>
              <table:table-column table:style-name="MailMergeTable2020-05-13T14_3a_56_3a_21Z20.D"/>
              <table:table-column table:style-name="MailMergeTable2020-05-13T14_3a_56_3a_21Z20.E"/>
              <table:table-row>
                <table:table-cell table:style-name="MailMergeTable2020-05-13T14_3a_56_3a_21Z20.A1" table:number-columns-spanned="5" office:value-type="string">
                  <text:p text:style-name="P1">Berufsprofilgebende Fertigkeiten, Kenntnisse und Fähigkeiten in der Fachrichtung Daten- und Prozessanalyse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5-13T14_3a_56_3a_21Z20.A2" table:number-columns-spanned="5" office:value-type="string">
                  <text:p text:style-name="P2">Analysieren von Datenquellen und Bereitstellen von Daten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5-13T14_3a_56_3a_21Z20.3">
                <table:table-cell table:style-name="MailMergeTable2020-05-13T14_3a_56_3a_21Z20.A3" office:value-type="string">
                  <text:p text:style-name="P7"/>
                </table:table-cell>
                <table:table-cell table:style-name="MailMergeTable2020-05-13T14_3a_56_3a_21Z20.B3" table:number-columns-spanned="4" office:value-type="string">
                  <text:p text:style-name="P3">a) Daten aus heterogenen Datenquellen identifizieren und klassifizieren<text:line-break/>b) Berechtigung zur Nutzung und zur Verknüpfung von Daten prüfen sowie entsprechende Maßnahmen ableiten<text:line-break/>c) technische Voraussetzungen zur Übernahme von Daten sicherstellen und Daten bereitstellen</text:p>
                </table:table-cell>
                <table:covered-table-cell/>
                <table:covered-table-cell/>
                <table:covered-table-cell/>
              </table:table-row>
              <table:table-row table:style-name="MailMergeTable2020-05-13T14_3a_56_3a_21Z20.4">
                <table:table-cell table:style-name="MailMergeTable2020-05-13T14_3a_56_3a_21Z20.A3" table:number-columns-spanned="2" office:value-type="string">
                  <text:p text:style-name="P9"><text:span text:style-name="T1">Ausbildungsphase1: 5 Wochen.<text:line-break/>Ausbildungsphase2: 5 Wochen.</text:span></text:p>
                </table:table-cell>
                <table:covered-table-cell/>
                <table:table-cell table:style-name="MailMergeTable2020-05-13T14_3a_56_3a_21Z20.A3" office:value-type="string">
                  <text:p text:style-name="P8"/>
                </table:table-cell>
                <table:table-cell table:style-name="MailMergeTable2020-05-13T14_3a_56_3a_21Z20.A3" office:value-type="string">
                  <text:p text:style-name="P8"><text:span text:style-name="T2">Erstellt: </text:span>13. Mai 20</text:p>
                </table:table-cell>
                <table:table-cell table:style-name="MailMergeTable2020-05-13T14_3a_56_3a_21Z20.E4" office:value-type="string">
                  <text:p text:style-name="P4">§ 4 Absatz 5 Nummer 2 <text:span text:style-name="T3"><text:s/>- <text:s/>-</text:span></text:p>
                </table:table-cell>
              </table:table-row>
            </table:table>
            <text:p text:style-name="P5"/>
          </text:section>
        </draw:text-box>
      </draw:frame>
      <draw:frame draw:style-name="fr1" draw:name="Rahmen19" text:anchor-type="page" text:anchor-page-number="9" svg:x="14.349cm" svg:y="0.499cm" svg:width="13.85cm" svg:height="9.999cm" draw:z-index="18">
        <draw:text-box>
          <text:section text:style-name="Sect1" text:name="MailMergeSection2020-05-13T14:56:21Z20Bereich1" text:protected="true">
            <table:table table:name="MailMergeTable2020-05-13T14:56:21Z19" table:style-name="MailMergeTable2020-05-13T14_3a_56_3a_21Z19">
              <table:table-column table:style-name="MailMergeTable2020-05-13T14_3a_56_3a_21Z19.A"/>
              <table:table-column table:style-name="MailMergeTable2020-05-13T14_3a_56_3a_21Z19.B"/>
              <table:table-column table:style-name="MailMergeTable2020-05-13T14_3a_56_3a_21Z19.C"/>
              <table:table-column table:style-name="MailMergeTable2020-05-13T14_3a_56_3a_21Z19.D"/>
              <table:table-column table:style-name="MailMergeTable2020-05-13T14_3a_56_3a_21Z19.E"/>
              <table:table-row>
                <table:table-cell table:style-name="MailMergeTable2020-05-13T14_3a_56_3a_21Z19.A1" table:number-columns-spanned="5" office:value-type="string">
                  <text:p text:style-name="P1">Berufsprofilgebende Fertigkeiten, Kenntnisse und Fähigkeiten in der Fachrichtung Daten- und Prozessanalyse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5-13T14_3a_56_3a_21Z19.A2" table:number-columns-spanned="5" office:value-type="string">
                  <text:p text:style-name="P2">Nutzen der Daten zur Optimierung von Arbeits- und Geschäftsprozessen sowie zur Optimierung digitaler Geschäftsmodelle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5-13T14_3a_56_3a_21Z19.3">
                <table:table-cell table:style-name="MailMergeTable2020-05-13T14_3a_56_3a_21Z19.A3" office:value-type="string">
                  <text:p text:style-name="P7"/>
                </table:table-cell>
                <table:table-cell table:style-name="MailMergeTable2020-05-13T14_3a_56_3a_21Z19.B3" table:number-columns-spanned="4" office:value-type="string">
                  <text:p text:style-name="P3">a) Daten auf Qualität, insbesondere auf Plausibilität, Quantität, Redundanz, Vollständigkeit und Validität prüfen, Ergebnisse dokumentieren und bei Abweichungen vom Sollzustand Maßnahmen, insbesondere zur Verbesserung der Datenqualität, vorschlagen<text:line-break/>b) Auffindbarkeit, Zugänglichkeit, Interoperabilität, Wiederverwendbarkeit von Daten sicherstellen<text:line-break/>c) analytische und statistische Verfahren anwenden<text:line-break/>d) Programmiersprachen mit integrierten Auswertungsverfahren und Visualisierungswerkzeugen nutzen<text:line-break/>e) Ergebnisse der Analyse für unterschiedliche Zielgruppen aufbereiten<text:line-break/>f) mathematische Vorhersagemodelle anwenden<text:line-break/>g) Werkzeuge zur Mustererkennung und zur Modellgenerierung nutzen<text:line-break/>h) Analyseergebnisse zur Optimierung der betriebsund produktionswirtschaftlichen Geschäftsprozesse nutzen<text:line-break/>i) Kennzahlen ableiten und für ein Monitoringsystem vorschlagen</text:p>
                </table:table-cell>
                <table:covered-table-cell/>
                <table:covered-table-cell/>
                <table:covered-table-cell/>
              </table:table-row>
              <table:table-row table:style-name="MailMergeTable2020-05-13T14_3a_56_3a_21Z19.4">
                <table:table-cell table:style-name="MailMergeTable2020-05-13T14_3a_56_3a_21Z19.A3" table:number-columns-spanned="2" office:value-type="string">
                  <text:p text:style-name="P9"><text:span text:style-name="T1">Ausbildungsphase1: 6 Wochen.<text:line-break/>Ausbildungsphase2: 21 Wochen.</text:span></text:p>
                </table:table-cell>
                <table:covered-table-cell/>
                <table:table-cell table:style-name="MailMergeTable2020-05-13T14_3a_56_3a_21Z19.A3" office:value-type="string">
                  <text:p text:style-name="P8"/>
                </table:table-cell>
                <table:table-cell table:style-name="MailMergeTable2020-05-13T14_3a_56_3a_21Z19.A3" office:value-type="string">
                  <text:p text:style-name="P8"><text:span text:style-name="T2">Erstellt: </text:span>13. Mai 20</text:p>
                </table:table-cell>
                <table:table-cell table:style-name="MailMergeTable2020-05-13T14_3a_56_3a_21Z19.E4" office:value-type="string">
                  <text:p text:style-name="P4">§ 4 Absatz 5 Nummer 3 <text:span text:style-name="T3"><text:s/>- <text:s/>-</text:span></text:p>
                </table:table-cell>
              </table:table-row>
            </table:table>
            <text:p text:style-name="P5"/>
          </text:section>
        </draw:text-box>
      </draw:frame>
      <draw:frame draw:style-name="fr1" draw:name="Rahmen18" text:anchor-type="page" text:anchor-page-number="9" svg:x="0.499cm" svg:y="10.5cm" svg:width="13.85cm" svg:height="9.999cm" draw:z-index="17">
        <draw:text-box>
          <text:section text:style-name="Sect1" text:name="MailMergeSection2020-05-13T14:56:21Z19Bereich2" text:protected="true">
            <table:table table:name="MailMergeTable2020-05-13T14:56:21Z18" table:style-name="MailMergeTable2020-05-13T14_3a_56_3a_21Z18">
              <table:table-column table:style-name="MailMergeTable2020-05-13T14_3a_56_3a_21Z18.A"/>
              <table:table-column table:style-name="MailMergeTable2020-05-13T14_3a_56_3a_21Z18.B"/>
              <table:table-column table:style-name="MailMergeTable2020-05-13T14_3a_56_3a_21Z18.C"/>
              <table:table-column table:style-name="MailMergeTable2020-05-13T14_3a_56_3a_21Z18.D"/>
              <table:table-column table:style-name="MailMergeTable2020-05-13T14_3a_56_3a_21Z18.E"/>
              <table:table-row>
                <table:table-cell table:style-name="MailMergeTable2020-05-13T14_3a_56_3a_21Z18.A1" table:number-columns-spanned="5" office:value-type="string">
                  <text:p text:style-name="P1">Berufsprofilgebende Fertigkeiten, Kenntnisse und Fähigkeiten in der Fachrichtung Daten- und Prozessanalyse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5-13T14_3a_56_3a_21Z18.A2" table:number-columns-spanned="5" office:value-type="string">
                  <text:p text:style-name="P2">Umsetzen des Datenschutzes und der Schutzziele der Datensicherheit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5-13T14_3a_56_3a_21Z18.3">
                <table:table-cell table:style-name="MailMergeTable2020-05-13T14_3a_56_3a_21Z18.A3" office:value-type="string">
                  <text:p text:style-name="P7"/>
                </table:table-cell>
                <table:table-cell table:style-name="MailMergeTable2020-05-13T14_3a_56_3a_21Z18.B3" table:number-columns-spanned="4" office:value-type="string">
                  <text:p text:style-name="P3">a) mit für Datenschutz zuständigen Personen und Einrichtungen kooperieren<text:line-break/>b) Benutzer-, Zugriffs- und Datenhaltungs- sowie Datensicherungskonzepte erstellen und dabei die verschiedenen Datenklassifizierungen berücksichtigen<text:line-break/>c) beim Umgang mit Daten und bei der Erstellung der Konzepte Datensparsamkeit und Datensorgfalt beachten<text:line-break/>d) Verfahren zur Datenverschlüsselung auswählen und nutzen</text:p>
                </table:table-cell>
                <table:covered-table-cell/>
                <table:covered-table-cell/>
                <table:covered-table-cell/>
              </table:table-row>
              <table:table-row table:style-name="MailMergeTable2020-05-13T14_3a_56_3a_21Z18.4">
                <table:table-cell table:style-name="MailMergeTable2020-05-13T14_3a_56_3a_21Z18.A3" table:number-columns-spanned="2" office:value-type="string">
                  <text:p text:style-name="P9"><text:span text:style-name="T1">Ausbildungsphase1: 1 Wochen.<text:line-break/>Ausbildungsphase2: 6 Wochen.</text:span></text:p>
                </table:table-cell>
                <table:covered-table-cell/>
                <table:table-cell table:style-name="MailMergeTable2020-05-13T14_3a_56_3a_21Z18.A3" office:value-type="string">
                  <text:p text:style-name="P8"/>
                </table:table-cell>
                <table:table-cell table:style-name="MailMergeTable2020-05-13T14_3a_56_3a_21Z18.A3" office:value-type="string">
                  <text:p text:style-name="P8"><text:span text:style-name="T2">Erstellt: </text:span>13. Mai 20</text:p>
                </table:table-cell>
                <table:table-cell table:style-name="MailMergeTable2020-05-13T14_3a_56_3a_21Z18.E4" office:value-type="string">
                  <text:p text:style-name="P4">§ 4 Absatz 5 Nummer 4 <text:span text:style-name="T3"><text:s/>- <text:s/>-</text:span></text:p>
                </table:table-cell>
              </table:table-row>
            </table:table>
            <text:p text:style-name="P5"/>
          </text:section>
        </draw:text-box>
      </draw:frame>
      <draw:frame draw:style-name="fr1" draw:name="Rahmen17" text:anchor-type="page" text:anchor-page-number="9" svg:x="14.349cm" svg:y="10.5cm" svg:width="13.85cm" svg:height="9.999cm" draw:z-index="16">
        <draw:text-box>
          <text:section text:style-name="Sect1" text:name="MailMergeSection2020-05-13T14:56:21Z18Bereich3" text:protected="true">
            <table:table table:name="MailMergeTable2020-05-13T14:56:21Z17" table:style-name="MailMergeTable2020-05-13T14_3a_56_3a_21Z17">
              <table:table-column table:style-name="MailMergeTable2020-05-13T14_3a_56_3a_21Z17.A"/>
              <table:table-column table:style-name="MailMergeTable2020-05-13T14_3a_56_3a_21Z17.B"/>
              <table:table-column table:style-name="MailMergeTable2020-05-13T14_3a_56_3a_21Z17.C"/>
              <table:table-column table:style-name="MailMergeTable2020-05-13T14_3a_56_3a_21Z17.D"/>
              <table:table-column table:style-name="MailMergeTable2020-05-13T14_3a_56_3a_21Z17.E"/>
              <table:table-row>
                <table:table-cell table:style-name="MailMergeTable2020-05-13T14_3a_56_3a_21Z17.A1" table:number-columns-spanned="5" office:value-type="string">
                  <text:p text:style-name="P1">Berufsprofilgebende Fertigkeiten, Kenntnisse und Fähigkeiten in der Fachrichtung Digitale Vernetzung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5-13T14_3a_56_3a_21Z17.A2" table:number-columns-spanned="5" office:value-type="string">
                  <text:p text:style-name="P2">Analysieren und Planen von Systemen zur Vernetzung von Prozessen und Produkten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5-13T14_3a_56_3a_21Z17.3">
                <table:table-cell table:style-name="MailMergeTable2020-05-13T14_3a_56_3a_21Z17.A3" office:value-type="string">
                  <text:p text:style-name="P7"/>
                </table:table-cell>
                <table:table-cell table:style-name="MailMergeTable2020-05-13T14_3a_56_3a_21Z17.B3" table:number-columns-spanned="4" office:value-type="string">
                  <text:p text:style-name="P3">a) das Zusammenwirken der Komponenten cyberphysischer Systeme erfassen und visualisieren<text:line-break/>b) bestehende Vernetzung eingesetzter Software und technischer Schnittstellen analysieren, insbesondere unter Berücksichtigung der bestehenden Netztopologien<text:line-break/>c) bei der Planung Aspekte der IT-Sicherheit und technische Rahmenbedingungen, insbesondere Netzwerkanforderungen, berücksichtigen<text:line-break/>d) Netzwerkkomponenten auswählen, technische Unterlagen erstellen und Kosten kalkulieren<text:line-break/>e) die Lösung zur Vernetzung und zu Änderungen am System kundenbezogen abstimmen<text:line-break/>f) Daten auswerten und Vorschläge zur Optimierung der Interaktion von Systemen entwickeln</text:p>
                </table:table-cell>
                <table:covered-table-cell/>
                <table:covered-table-cell/>
                <table:covered-table-cell/>
              </table:table-row>
              <table:table-row table:style-name="MailMergeTable2020-05-13T14_3a_56_3a_21Z17.4">
                <table:table-cell table:style-name="MailMergeTable2020-05-13T14_3a_56_3a_21Z17.A3" table:number-columns-spanned="2" office:value-type="string">
                  <text:p text:style-name="P9"><text:span text:style-name="T1">Ausbildungsphase1: 12 Wochen.<text:line-break/>Ausbildungsphase2: 4 Wochen.</text:span></text:p>
                </table:table-cell>
                <table:covered-table-cell/>
                <table:table-cell table:style-name="MailMergeTable2020-05-13T14_3a_56_3a_21Z17.A3" office:value-type="string">
                  <text:p text:style-name="P8"/>
                </table:table-cell>
                <table:table-cell table:style-name="MailMergeTable2020-05-13T14_3a_56_3a_21Z17.A3" office:value-type="string">
                  <text:p text:style-name="P8"><text:span text:style-name="T2">Erstellt: </text:span>13. Mai 20</text:p>
                </table:table-cell>
                <table:table-cell table:style-name="MailMergeTable2020-05-13T14_3a_56_3a_21Z17.E4" office:value-type="string">
                  <text:p text:style-name="P4">§ 4 Absatz 6 Nummer 1 <text:span text:style-name="T3"><text:s/>- <text:s/>-</text:span></text:p>
                </table:table-cell>
              </table:table-row>
            </table:table>
            <text:p text:style-name="P5"/>
          </text:section>
        </draw:text-box>
      </draw:frame>
      <draw:frame draw:style-name="fr1" draw:name="Rahmen16" text:anchor-type="page" text:anchor-page-number="7" svg:x="0.499cm" svg:y="0.499cm" svg:width="13.85cm" svg:height="9.999cm" draw:z-index="15">
        <draw:text-box>
          <text:section text:style-name="Sect1" text:name="MailMergeSection2020-05-13T14:56:21Z17MasterLabel">
            <table:table table:name="MailMergeTable2020-05-13T14:56:21Z16" table:style-name="MailMergeTable2020-05-13T14_3a_56_3a_21Z16">
              <table:table-column table:style-name="MailMergeTable2020-05-13T14_3a_56_3a_21Z16.A"/>
              <table:table-column table:style-name="MailMergeTable2020-05-13T14_3a_56_3a_21Z16.B"/>
              <table:table-column table:style-name="MailMergeTable2020-05-13T14_3a_56_3a_21Z16.C"/>
              <table:table-column table:style-name="MailMergeTable2020-05-13T14_3a_56_3a_21Z16.D"/>
              <table:table-column table:style-name="MailMergeTable2020-05-13T14_3a_56_3a_21Z16.E"/>
              <table:table-row>
                <table:table-cell table:style-name="MailMergeTable2020-05-13T14_3a_56_3a_21Z16.A1" table:number-columns-spanned="5" office:value-type="string">
                  <text:p text:style-name="P1">Berufsprofilgebende Fertigkeiten, Kenntnisse und Fähigkeiten in der Fachrichtung Systemintegration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5-13T14_3a_56_3a_21Z16.A2" table:number-columns-spanned="5" office:value-type="string">
                  <text:p text:style-name="P2">Konzipieren und Realisieren von IT-Systemen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5-13T14_3a_56_3a_21Z16.3">
                <table:table-cell table:style-name="MailMergeTable2020-05-13T14_3a_56_3a_21Z16.A3" office:value-type="string">
                  <text:p text:style-name="P7"/>
                </table:table-cell>
                <table:table-cell table:style-name="MailMergeTable2020-05-13T14_3a_56_3a_21Z16.B3" table:number-columns-spanned="4" office:value-type="string">
                  <text:p text:style-name="P3">a) Systemlösungen entsprechend den kundenspezifischen Anforderungen unter Berücksichtigung von Sicherheitsaspekten konzipieren<text:line-break/>b) IT-Systeme auswählen, installieren und konfigurieren<text:line-break/>c) externe IT-Ressourcen bewerten, auswählen und in ein IT-System integrieren<text:line-break/>d) Kompatibilitätsprobleme von IT-Systemen und Systemkomponenten beurteilen und lösen<text:line-break/>e) Testkonzepte erstellen sowie Tests durchführen und dokumentieren<text:line-break/>f) Systemübergabe planen und mit den beteiligten Organisationseinheiten sowie Kunden und Kundinnen abstimmen und durchführen<text:line-break/>g) Datenübernahmen planen und durchführen</text:p>
                </table:table-cell>
                <table:covered-table-cell/>
                <table:covered-table-cell/>
                <table:covered-table-cell/>
              </table:table-row>
              <table:table-row table:style-name="MailMergeTable2020-05-13T14_3a_56_3a_21Z16.4">
                <table:table-cell table:style-name="MailMergeTable2020-05-13T14_3a_56_3a_21Z16.A3" table:number-columns-spanned="2" office:value-type="string">
                  <text:p text:style-name="P9"><text:span text:style-name="T1">Ausbildungsphase1: 8 Wochen.<text:line-break/>Ausbildungsphase2: 12 Wochen.</text:span></text:p>
                </table:table-cell>
                <table:covered-table-cell/>
                <table:table-cell table:style-name="MailMergeTable2020-05-13T14_3a_56_3a_21Z16.A3" office:value-type="string">
                  <text:p text:style-name="P8"/>
                </table:table-cell>
                <table:table-cell table:style-name="MailMergeTable2020-05-13T14_3a_56_3a_21Z16.A3" office:value-type="string">
                  <text:p text:style-name="P8"><text:span text:style-name="T2">Erstellt: </text:span>13. Mai 20</text:p>
                </table:table-cell>
                <table:table-cell table:style-name="MailMergeTable2020-05-13T14_3a_56_3a_21Z16.E4" office:value-type="string">
                  <text:p text:style-name="P4">§ 4 Absatz 4 Nummer 1 <text:span text:style-name="T3"><text:s/>- <text:s/>-</text:span></text:p>
                </table:table-cell>
              </table:table-row>
            </table:table>
            <text:p text:style-name="P5"/>
          </text:section>
        </draw:text-box>
      </draw:frame>
      <draw:frame draw:style-name="fr1" draw:name="Rahmen15" text:anchor-type="page" text:anchor-page-number="7" svg:x="14.349cm" svg:y="0.499cm" svg:width="13.85cm" svg:height="9.999cm" draw:z-index="14">
        <draw:text-box>
          <text:section text:style-name="Sect1" text:name="MailMergeSection2020-05-13T14:56:21Z16Bereich1" text:protected="true">
            <table:table table:name="MailMergeTable2020-05-13T14:56:21Z15" table:style-name="MailMergeTable2020-05-13T14_3a_56_3a_21Z15">
              <table:table-column table:style-name="MailMergeTable2020-05-13T14_3a_56_3a_21Z15.A"/>
              <table:table-column table:style-name="MailMergeTable2020-05-13T14_3a_56_3a_21Z15.B"/>
              <table:table-column table:style-name="MailMergeTable2020-05-13T14_3a_56_3a_21Z15.C"/>
              <table:table-column table:style-name="MailMergeTable2020-05-13T14_3a_56_3a_21Z15.D"/>
              <table:table-column table:style-name="MailMergeTable2020-05-13T14_3a_56_3a_21Z15.E"/>
              <table:table-row>
                <table:table-cell table:style-name="MailMergeTable2020-05-13T14_3a_56_3a_21Z15.A1" table:number-columns-spanned="5" office:value-type="string">
                  <text:p text:style-name="P1">Berufsprofilgebende Fertigkeiten, Kenntnisse und Fähigkeiten in der Fachrichtung Systemintegration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5-13T14_3a_56_3a_21Z15.A2" table:number-columns-spanned="5" office:value-type="string">
                  <text:p text:style-name="P2">Errichten, Ändern und Prüfen von vernetzten Systemen / Installieren und Konfigurieren von Netzwerken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5-13T14_3a_56_3a_21Z15.3">
                <table:table-cell table:style-name="MailMergeTable2020-05-13T14_3a_56_3a_21Z15.A3" office:value-type="string">
                  <text:p text:style-name="P7"/>
                </table:table-cell>
                <table:table-cell table:style-name="MailMergeTable2020-05-13T14_3a_56_3a_21Z15.B3" table:number-columns-spanned="4" office:value-type="string">
                  <text:p text:style-name="P3">a) Netzwerkprotokolle und -schnittstellen für unterschiedliche Anwengungsbereiche bewerten und auswählen<text:line-break/>b) Netzwerkkomponenten auswählen, installieren und Konfigurieren<text:line-break/>c) Systeme zur IT-Sicherheit in Netzwerken implementieren und dokumentieren</text:p>
                </table:table-cell>
                <table:covered-table-cell/>
                <table:covered-table-cell/>
                <table:covered-table-cell/>
              </table:table-row>
              <table:table-row table:style-name="MailMergeTable2020-05-13T14_3a_56_3a_21Z15.4">
                <table:table-cell table:style-name="MailMergeTable2020-05-13T14_3a_56_3a_21Z15.A3" table:number-columns-spanned="2" office:value-type="string">
                  <text:p text:style-name="P9"><text:span text:style-name="T1">Ausbildungsphase1: 5 Wochen.<text:line-break/>Ausbildungsphase2: 6 Wochen.</text:span></text:p>
                </table:table-cell>
                <table:covered-table-cell/>
                <table:table-cell table:style-name="MailMergeTable2020-05-13T14_3a_56_3a_21Z15.A3" office:value-type="string">
                  <text:p text:style-name="P8"/>
                </table:table-cell>
                <table:table-cell table:style-name="MailMergeTable2020-05-13T14_3a_56_3a_21Z15.A3" office:value-type="string">
                  <text:p text:style-name="P8"><text:span text:style-name="T2">Erstellt: </text:span>13. Mai 20</text:p>
                </table:table-cell>
                <table:table-cell table:style-name="MailMergeTable2020-05-13T14_3a_56_3a_21Z15.E4" office:value-type="string">
                  <text:p text:style-name="P4">§ 4 Absatz 4 Nummer 2 <text:span text:style-name="T3"><text:s/>- <text:s/>-</text:span></text:p>
                </table:table-cell>
              </table:table-row>
            </table:table>
            <text:p text:style-name="P5"/>
          </text:section>
        </draw:text-box>
      </draw:frame>
      <draw:frame draw:style-name="fr1" draw:name="Rahmen14" text:anchor-type="page" text:anchor-page-number="7" svg:x="0.499cm" svg:y="10.5cm" svg:width="13.85cm" svg:height="9.999cm" draw:z-index="13">
        <draw:text-box>
          <text:section text:style-name="Sect1" text:name="MailMergeSection2020-05-13T14:56:21Z15Bereich2" text:protected="true">
            <table:table table:name="MailMergeTable2020-05-13T14:56:21Z14" table:style-name="MailMergeTable2020-05-13T14_3a_56_3a_21Z14">
              <table:table-column table:style-name="MailMergeTable2020-05-13T14_3a_56_3a_21Z14.A"/>
              <table:table-column table:style-name="MailMergeTable2020-05-13T14_3a_56_3a_21Z14.B"/>
              <table:table-column table:style-name="MailMergeTable2020-05-13T14_3a_56_3a_21Z14.C"/>
              <table:table-column table:style-name="MailMergeTable2020-05-13T14_3a_56_3a_21Z14.D"/>
              <table:table-column table:style-name="MailMergeTable2020-05-13T14_3a_56_3a_21Z14.E"/>
              <table:table-row>
                <table:table-cell table:style-name="MailMergeTable2020-05-13T14_3a_56_3a_21Z14.A1" table:number-columns-spanned="5" office:value-type="string">
                  <text:p text:style-name="P1">Berufsprofilgebende Fertigkeiten, Kenntnisse und Fähigkeiten in der Fachrichtung Systemintegration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5-13T14_3a_56_3a_21Z14.A2" table:number-columns-spanned="5" office:value-type="string">
                  <text:p text:style-name="P2">Betreiben von vernetzten Systemen und Sicherstellen der Systemverfügbarkeit / Administrieren von IT-Systemen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5-13T14_3a_56_3a_21Z14.3">
                <table:table-cell table:style-name="MailMergeTable2020-05-13T14_3a_56_3a_21Z14.A3" office:value-type="string">
                  <text:p text:style-name="P7"/>
                </table:table-cell>
                <table:table-cell table:style-name="MailMergeTable2020-05-13T14_3a_56_3a_21Z14.B3" table:number-columns-spanned="4" office:value-type="string">
                  <text:p text:style-name="P3">a) Richtlinien zur Nutzung von IT-Systemen erstellen und einführen<text:line-break/>b) Lizenzrechte verwalten und die Einhaltung von Lizenzbestimmungen überwachen<text:line-break/>c) Berechtigungskonzepte entwerfen, abstimmen und umsetzen<text:line-break/>d) Systemaktualisierungen evaluieren und durchführen<text:line-break/>e) Konzepte zur Datensicherung und -archivierung erstellen und umsetzen<text:line-break/>f) Konzepte zur Daten- und Systemwiederherstellung erstellen und umsetzen<text:line-break/>g) Systemauslastung überwachen und Ressourcen verwalten<text:line-break/>h) Systemverhalten überwachen, bewerten und Maßnahmen ergreifen<text:line-break/>i) Benutzeranfragen aufnehmen, analysieren und bearbeiten</text:p>
                </table:table-cell>
                <table:covered-table-cell/>
                <table:covered-table-cell/>
                <table:covered-table-cell/>
              </table:table-row>
              <table:table-row table:style-name="MailMergeTable2020-05-13T14_3a_56_3a_21Z14.4">
                <table:table-cell table:style-name="MailMergeTable2020-05-13T14_3a_56_3a_21Z14.A3" table:number-columns-spanned="2" office:value-type="string">
                  <text:p text:style-name="P9"><text:span text:style-name="T1">Ausbildungsphase1: 7 Wochen.<text:line-break/>Ausbildungsphase2: 14 Wochen.</text:span></text:p>
                </table:table-cell>
                <table:covered-table-cell/>
                <table:table-cell table:style-name="MailMergeTable2020-05-13T14_3a_56_3a_21Z14.A3" office:value-type="string">
                  <text:p text:style-name="P8"/>
                </table:table-cell>
                <table:table-cell table:style-name="MailMergeTable2020-05-13T14_3a_56_3a_21Z14.A3" office:value-type="string">
                  <text:p text:style-name="P8"><text:span text:style-name="T2">Erstellt: </text:span>13. Mai 20</text:p>
                </table:table-cell>
                <table:table-cell table:style-name="MailMergeTable2020-05-13T14_3a_56_3a_21Z14.E4" office:value-type="string">
                  <text:p text:style-name="P4">§ 4 Absatz 4 Nummer 3 <text:span text:style-name="T3"><text:s/>- <text:s/>-</text:span></text:p>
                </table:table-cell>
              </table:table-row>
            </table:table>
            <text:p text:style-name="P5"/>
          </text:section>
        </draw:text-box>
      </draw:frame>
      <draw:frame draw:style-name="fr1" draw:name="Rahmen13" text:anchor-type="page" text:anchor-page-number="7" svg:x="14.349cm" svg:y="10.5cm" svg:width="13.85cm" svg:height="9.999cm" draw:z-index="12">
        <draw:text-box>
          <text:section text:style-name="Sect1" text:name="MailMergeSection2020-05-13T14:56:21Z14Bereich3" text:protected="true">
            <table:table table:name="MailMergeTable2020-05-13T14:56:21Z13" table:style-name="MailMergeTable2020-05-13T14_3a_56_3a_21Z13">
              <table:table-column table:style-name="MailMergeTable2020-05-13T14_3a_56_3a_21Z13.A"/>
              <table:table-column table:style-name="MailMergeTable2020-05-13T14_3a_56_3a_21Z13.B"/>
              <table:table-column table:style-name="MailMergeTable2020-05-13T14_3a_56_3a_21Z13.C"/>
              <table:table-column table:style-name="MailMergeTable2020-05-13T14_3a_56_3a_21Z13.D"/>
              <table:table-column table:style-name="MailMergeTable2020-05-13T14_3a_56_3a_21Z13.E"/>
              <table:table-row>
                <table:table-cell table:style-name="MailMergeTable2020-05-13T14_3a_56_3a_21Z13.A1" table:number-columns-spanned="5" office:value-type="string">
                  <text:p text:style-name="P1">Berufsprofilgebende Fertigkeiten, Kenntnisse und Fähigkeiten in der Fachrichtung Daten- und Prozessanalyse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5-13T14_3a_56_3a_21Z13.A2" table:number-columns-spanned="5" office:value-type="string">
                  <text:p text:style-name="P2">Analysieren von Arbeits- und Geschäftsprozessen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5-13T14_3a_56_3a_21Z13.3">
                <table:table-cell table:style-name="MailMergeTable2020-05-13T14_3a_56_3a_21Z13.A3" office:value-type="string">
                  <text:p text:style-name="P7"/>
                </table:table-cell>
                <table:table-cell table:style-name="MailMergeTable2020-05-13T14_3a_56_3a_21Z13.B3" table:number-columns-spanned="4" office:value-type="string">
                  <text:p text:style-name="P3">a) betriebs- und produktionswirtschaftliche Geschäftsprozesse und ihr Zusammenwirken im Unternehmen analysieren<text:line-break/>b) Anforderungen in einer Prozessdarstellung abbilden<text:line-break/>c) Werkzeuge der Prozessoptimierung vergleichen und vorschlagen</text:p>
                </table:table-cell>
                <table:covered-table-cell/>
                <table:covered-table-cell/>
                <table:covered-table-cell/>
              </table:table-row>
              <table:table-row table:style-name="MailMergeTable2020-05-13T14_3a_56_3a_21Z13.4">
                <table:table-cell table:style-name="MailMergeTable2020-05-13T14_3a_56_3a_21Z13.A3" table:number-columns-spanned="2" office:value-type="string">
                  <text:p text:style-name="P9"><text:span text:style-name="T1">Ausbildungsphase1: 8 Wochen.<text:line-break/></text:span></text:p>
                </table:table-cell>
                <table:covered-table-cell/>
                <table:table-cell table:style-name="MailMergeTable2020-05-13T14_3a_56_3a_21Z13.A3" office:value-type="string">
                  <text:p text:style-name="P8"/>
                </table:table-cell>
                <table:table-cell table:style-name="MailMergeTable2020-05-13T14_3a_56_3a_21Z13.A3" office:value-type="string">
                  <text:p text:style-name="P8"><text:span text:style-name="T2">Erstellt: </text:span>13. Mai 20</text:p>
                </table:table-cell>
                <table:table-cell table:style-name="MailMergeTable2020-05-13T14_3a_56_3a_21Z13.E4" office:value-type="string">
                  <text:p text:style-name="P4">§ 4 Absatz 5 Nummer 1 <text:span text:style-name="T3"><text:s/>- <text:s/>-</text:span></text:p>
                </table:table-cell>
              </table:table-row>
            </table:table>
            <text:p text:style-name="P5"/>
          </text:section>
        </draw:text-box>
      </draw:frame>
      <draw:frame draw:style-name="fr1" draw:name="Rahmen12" text:anchor-type="page" text:anchor-page-number="5" svg:x="0.499cm" svg:y="0.499cm" svg:width="13.85cm" svg:height="9.999cm" draw:z-index="11">
        <draw:text-box>
          <text:section text:style-name="Sect1" text:name="MailMergeSection2020-05-13T14:56:21Z13MasterLabel">
            <table:table table:name="MailMergeTable2020-05-13T14:56:21Z12" table:style-name="MailMergeTable2020-05-13T14_3a_56_3a_21Z12">
              <table:table-column table:style-name="MailMergeTable2020-05-13T14_3a_56_3a_21Z12.A"/>
              <table:table-column table:style-name="MailMergeTable2020-05-13T14_3a_56_3a_21Z12.B"/>
              <table:table-column table:style-name="MailMergeTable2020-05-13T14_3a_56_3a_21Z12.C"/>
              <table:table-column table:style-name="MailMergeTable2020-05-13T14_3a_56_3a_21Z12.D"/>
              <table:table-column table:style-name="MailMergeTable2020-05-13T14_3a_56_3a_21Z12.E"/>
              <table:table-row>
                <table:table-cell table:style-name="MailMergeTable2020-05-13T14_3a_56_3a_21Z12.A1" table:number-columns-spanned="5" office:value-type="string">
                  <text:p text:style-name="P1">Fachrichtungsübergreifende berufsprofilgebende Fertigkeiten, Kenntnisse und Fähigkeiten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5-13T14_3a_56_3a_21Z12.A2" table:number-columns-spanned="5" office:value-type="string">
                  <text:p text:style-name="P2">Inbetriebnehmen von Speicherlösungen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5-13T14_3a_56_3a_21Z12.3">
                <table:table-cell table:style-name="MailMergeTable2020-05-13T14_3a_56_3a_21Z12.A3" office:value-type="string">
                  <text:p text:style-name="P7"/>
                </table:table-cell>
                <table:table-cell table:style-name="MailMergeTable2020-05-13T14_3a_56_3a_21Z12.B3" table:number-columns-spanned="4" office:value-type="string">
                  <text:p text:style-name="P3">a) Sicherheitsmechanismen, insbesondere Zugriffsmöglichkeiten und -rechte, festlegen und implementieren<text:line-break/>b) Speicherlösungen, insbesondere Datenbanksysteme, Integrieren</text:p>
                </table:table-cell>
                <table:covered-table-cell/>
                <table:covered-table-cell/>
                <table:covered-table-cell/>
              </table:table-row>
              <table:table-row table:style-name="MailMergeTable2020-05-13T14_3a_56_3a_21Z12.4">
                <table:table-cell table:style-name="MailMergeTable2020-05-13T14_3a_56_3a_21Z12.A3" table:number-columns-spanned="2" office:value-type="string">
                  <text:p text:style-name="P9"><text:span text:style-name="T1"><text:line-break/>Ausbildungsphase2: 5 Wochen.</text:span></text:p>
                </table:table-cell>
                <table:covered-table-cell/>
                <table:table-cell table:style-name="MailMergeTable2020-05-13T14_3a_56_3a_21Z12.A3" office:value-type="string">
                  <text:p text:style-name="P8"/>
                </table:table-cell>
                <table:table-cell table:style-name="MailMergeTable2020-05-13T14_3a_56_3a_21Z12.A3" office:value-type="string">
                  <text:p text:style-name="P8"><text:span text:style-name="T2">Erstellt: </text:span>13. Mai 20</text:p>
                </table:table-cell>
                <table:table-cell table:style-name="MailMergeTable2020-05-13T14_3a_56_3a_21Z12.E4" office:value-type="string">
                  <text:p text:style-name="P4">§ 4 Absatz 2 Nummer 9 <text:span text:style-name="T3"><text:s/>- <text:s/>-</text:span></text:p>
                </table:table-cell>
              </table:table-row>
            </table:table>
            <text:p text:style-name="P5"/>
          </text:section>
        </draw:text-box>
      </draw:frame>
      <draw:frame draw:style-name="fr1" draw:name="Rahmen11" text:anchor-type="page" text:anchor-page-number="5" svg:x="14.349cm" svg:y="0.499cm" svg:width="13.85cm" svg:height="9.999cm" draw:z-index="10">
        <draw:text-box>
          <text:section text:style-name="Sect1" text:name="MailMergeSection2020-05-13T14:56:21Z12Bereich1" text:protected="true">
            <table:table table:name="MailMergeTable2020-05-13T14:56:21Z11" table:style-name="MailMergeTable2020-05-13T14_3a_56_3a_21Z11">
              <table:table-column table:style-name="MailMergeTable2020-05-13T14_3a_56_3a_21Z11.A"/>
              <table:table-column table:style-name="MailMergeTable2020-05-13T14_3a_56_3a_21Z11.B"/>
              <table:table-column table:style-name="MailMergeTable2020-05-13T14_3a_56_3a_21Z11.C"/>
              <table:table-column table:style-name="MailMergeTable2020-05-13T14_3a_56_3a_21Z11.D"/>
              <table:table-column table:style-name="MailMergeTable2020-05-13T14_3a_56_3a_21Z11.E"/>
              <table:table-row>
                <table:table-cell table:style-name="MailMergeTable2020-05-13T14_3a_56_3a_21Z11.A1" table:number-columns-spanned="5" office:value-type="string">
                  <text:p text:style-name="P1">Fachrichtungsübergreifende berufsprofilgebende Fertigkeiten, Kenntnisse und Fähigkeiten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5-13T14_3a_56_3a_21Z11.A2" table:number-columns-spanned="5" office:value-type="string">
                  <text:p text:style-name="P2">Programmieren von Softwarelösungen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5-13T14_3a_56_3a_21Z11.3">
                <table:table-cell table:style-name="MailMergeTable2020-05-13T14_3a_56_3a_21Z11.A3" office:value-type="string">
                  <text:p text:style-name="P7"/>
                </table:table-cell>
                <table:table-cell table:style-name="MailMergeTable2020-05-13T14_3a_56_3a_21Z11.B3" table:number-columns-spanned="4" office:value-type="string">
                  <text:p text:style-name="P3">a) Programmspezifikationen festlegen, Datenmodelle und Strukturen aus fachlichen Anforderungen ableiten sowie Schnittstellen festlegen<text:line-break/>b) Programmiersprachen auswählen und unterschiedliche Programmiersprachen anwenden<text:line-break/>c) Teilaufgaben von IT-Systemen automatisieren</text:p>
                </table:table-cell>
                <table:covered-table-cell/>
                <table:covered-table-cell/>
                <table:covered-table-cell/>
              </table:table-row>
              <table:table-row table:style-name="MailMergeTable2020-05-13T14_3a_56_3a_21Z11.4">
                <table:table-cell table:style-name="MailMergeTable2020-05-13T14_3a_56_3a_21Z11.A3" table:number-columns-spanned="2" office:value-type="string">
                  <text:p text:style-name="P9"><text:span text:style-name="T1">Ausbildungsphase1: 5 Wochen.<text:line-break/>Ausbildungsphase2: 10 Wochen.</text:span></text:p>
                </table:table-cell>
                <table:covered-table-cell/>
                <table:table-cell table:style-name="MailMergeTable2020-05-13T14_3a_56_3a_21Z11.A3" office:value-type="string">
                  <text:p text:style-name="P8"/>
                </table:table-cell>
                <table:table-cell table:style-name="MailMergeTable2020-05-13T14_3a_56_3a_21Z11.A3" office:value-type="string">
                  <text:p text:style-name="P8"><text:span text:style-name="T2">Erstellt: </text:span>13. Mai 20</text:p>
                </table:table-cell>
                <table:table-cell table:style-name="MailMergeTable2020-05-13T14_3a_56_3a_21Z11.E4" office:value-type="string">
                  <text:p text:style-name="P4">§ 4 Absatz 2 Nummer 10 <text:span text:style-name="T3"><text:s/>- <text:s/>-</text:span></text:p>
                </table:table-cell>
              </table:table-row>
            </table:table>
            <text:p text:style-name="P5"/>
          </text:section>
        </draw:text-box>
      </draw:frame>
      <draw:frame draw:style-name="fr1" draw:name="Rahmen10" text:anchor-type="page" text:anchor-page-number="5" svg:x="0.499cm" svg:y="10.5cm" svg:width="13.85cm" svg:height="9.999cm" draw:z-index="9">
        <draw:text-box>
          <text:section text:style-name="Sect1" text:name="MailMergeSection2020-05-13T14:56:21Z11Bereich2" text:protected="true">
            <table:table table:name="MailMergeTable2020-05-13T14:56:21Z10" table:style-name="MailMergeTable2020-05-13T14_3a_56_3a_21Z10">
              <table:table-column table:style-name="MailMergeTable2020-05-13T14_3a_56_3a_21Z10.A"/>
              <table:table-column table:style-name="MailMergeTable2020-05-13T14_3a_56_3a_21Z10.B"/>
              <table:table-column table:style-name="MailMergeTable2020-05-13T14_3a_56_3a_21Z10.C"/>
              <table:table-column table:style-name="MailMergeTable2020-05-13T14_3a_56_3a_21Z10.D"/>
              <table:table-column table:style-name="MailMergeTable2020-05-13T14_3a_56_3a_21Z10.E"/>
              <table:table-row>
                <table:table-cell table:style-name="MailMergeTable2020-05-13T14_3a_56_3a_21Z10.A1" table:number-columns-spanned="5" office:value-type="string">
                  <text:p text:style-name="P1">Berufsprofilgebende Fertigkeiten, Kenntnisse und Fähigkeiten in der Fachrichtung Anwendungsentwicklung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5-13T14_3a_56_3a_21Z10.A2" table:number-columns-spanned="5" office:value-type="string">
                  <text:p text:style-name="P2">Konzipieren und Umsetzen von kundenspezifischen Softwareanwendungen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5-13T14_3a_56_3a_21Z10.3">
                <table:table-cell table:style-name="MailMergeTable2020-05-13T14_3a_56_3a_21Z10.A3" office:value-type="string">
                  <text:p text:style-name="P7"/>
                </table:table-cell>
                <table:table-cell table:style-name="MailMergeTable2020-05-13T14_3a_56_3a_21Z10.B3" table:number-columns-spanned="4" office:value-type="string">
                  <text:p text:style-name="P3">a) Vorgehensmodelle und -methoden sowie Entwicklungsumgebungen und -bibliotheken auswählen und einsetzen<text:line-break/>b) Analyse- und Designverfahren anwenden<text:line-break/>c) Benutzerschnittstellen ergonomisch gestalten und an Kundenanforderungen anpassen<text:line-break/>d) Anwendungslösungen unter Berücksichtigung der bestehenden Systemarchitektur entwerfen und Realisieren<text:line-break/>e) bestehende Anwendungslösungen anpassen<text:line-break/>f) Datenaustausch zwischen Systemen realisieren und unterschiedliche Datenquellen nutzen<text:line-break/>g) komplexe Abfragen aus unterschiedlichen Datenquellen durchführen und Datenbestandsberichte erstellen</text:p>
                </table:table-cell>
                <table:covered-table-cell/>
                <table:covered-table-cell/>
                <table:covered-table-cell/>
              </table:table-row>
              <table:table-row table:style-name="MailMergeTable2020-05-13T14_3a_56_3a_21Z10.4">
                <table:table-cell table:style-name="MailMergeTable2020-05-13T14_3a_56_3a_21Z10.A3" table:number-columns-spanned="2" office:value-type="string">
                  <text:p text:style-name="P9"><text:span text:style-name="T1">Ausbildungsphase1: 15 Wochen.<text:line-break/>Ausbildungsphase2: 25 Wochen.</text:span></text:p>
                </table:table-cell>
                <table:covered-table-cell/>
                <table:table-cell table:style-name="MailMergeTable2020-05-13T14_3a_56_3a_21Z10.A3" office:value-type="string">
                  <text:p text:style-name="P8"/>
                </table:table-cell>
                <table:table-cell table:style-name="MailMergeTable2020-05-13T14_3a_56_3a_21Z10.A3" office:value-type="string">
                  <text:p text:style-name="P8"><text:span text:style-name="T2">Erstellt: </text:span>13. Mai 20</text:p>
                </table:table-cell>
                <table:table-cell table:style-name="MailMergeTable2020-05-13T14_3a_56_3a_21Z10.E4" office:value-type="string">
                  <text:p text:style-name="P4">§ 4 Absatz 3 Nummer 1 <text:span text:style-name="T3"><text:s/>- <text:s/>-</text:span></text:p>
                </table:table-cell>
              </table:table-row>
            </table:table>
            <text:p text:style-name="P5"/>
          </text:section>
        </draw:text-box>
      </draw:frame>
      <draw:frame draw:style-name="fr1" draw:name="Rahmen9" text:anchor-type="page" text:anchor-page-number="5" svg:x="14.349cm" svg:y="10.5cm" svg:width="13.85cm" svg:height="9.999cm" draw:z-index="8">
        <draw:text-box>
          <text:section text:style-name="Sect1" text:name="MailMergeSection2020-05-13T14:56:21Z10Bereich3" text:protected="true">
            <table:table table:name="MailMergeTable2020-05-13T14:56:21Z9" table:style-name="MailMergeTable2020-05-13T14_3a_56_3a_21Z9">
              <table:table-column table:style-name="MailMergeTable2020-05-13T14_3a_56_3a_21Z9.A"/>
              <table:table-column table:style-name="MailMergeTable2020-05-13T14_3a_56_3a_21Z9.B"/>
              <table:table-column table:style-name="MailMergeTable2020-05-13T14_3a_56_3a_21Z9.C"/>
              <table:table-column table:style-name="MailMergeTable2020-05-13T14_3a_56_3a_21Z9.D"/>
              <table:table-column table:style-name="MailMergeTable2020-05-13T14_3a_56_3a_21Z9.E"/>
              <table:table-row>
                <table:table-cell table:style-name="MailMergeTable2020-05-13T14_3a_56_3a_21Z9.A1" table:number-columns-spanned="5" office:value-type="string">
                  <text:p text:style-name="P1">Berufsprofilgebende Fertigkeiten, Kenntnisse und Fähigkeiten in der Fachrichtung Anwendungsentwicklung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5-13T14_3a_56_3a_21Z9.A2" table:number-columns-spanned="5" office:value-type="string">
                  <text:p text:style-name="P2">Sicherstellen der Qualität von Softwareanwendungen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5-13T14_3a_56_3a_21Z9.3">
                <table:table-cell table:style-name="MailMergeTable2020-05-13T14_3a_56_3a_21Z9.A3" office:value-type="string">
                  <text:p text:style-name="P7"/>
                </table:table-cell>
                <table:table-cell table:style-name="MailMergeTable2020-05-13T14_3a_56_3a_21Z9.B3" table:number-columns-spanned="4" office:value-type="string">
                  <text:p text:style-name="P3">a) Sicherheitsaspekte bei der Entwicklung von Softwareanwendungen berücksichtigen<text:line-break/>b) Datenintegrität mithilfe von Werkzeugen sicherstellen<text:line-break/>c) Modultests erstellen und durchführen<text:line-break/>d) Werkzeuge zur Versionsverwaltung einsetzen<text:line-break/>e) Testkonzepte erstellen und Tests durchführen sowie Testergebnisse bewerten und dokumentieren<text:line-break/>f) Daten und Sachverhalte aus Tests multimedial aufbereiten und situationsgerecht unter Nutzung digitaler Werkzeuge und unter Beachtung der betrieblichen Vorgaben präsentieren</text:p>
                </table:table-cell>
                <table:covered-table-cell/>
                <table:covered-table-cell/>
                <table:covered-table-cell/>
              </table:table-row>
              <table:table-row table:style-name="MailMergeTable2020-05-13T14_3a_56_3a_21Z9.4">
                <table:table-cell table:style-name="MailMergeTable2020-05-13T14_3a_56_3a_21Z9.A3" table:number-columns-spanned="2" office:value-type="string">
                  <text:p text:style-name="P9"><text:span text:style-name="T1">Ausbildungsphase1: 5 Wochen.<text:line-break/>Ausbildungsphase2: 7 Wochen.</text:span></text:p>
                </table:table-cell>
                <table:covered-table-cell/>
                <table:table-cell table:style-name="MailMergeTable2020-05-13T14_3a_56_3a_21Z9.A3" office:value-type="string">
                  <text:p text:style-name="P8"/>
                </table:table-cell>
                <table:table-cell table:style-name="MailMergeTable2020-05-13T14_3a_56_3a_21Z9.A3" office:value-type="string">
                  <text:p text:style-name="P8"><text:span text:style-name="T2">Erstellt: </text:span>13. Mai 20</text:p>
                </table:table-cell>
                <table:table-cell table:style-name="MailMergeTable2020-05-13T14_3a_56_3a_21Z9.E4" office:value-type="string">
                  <text:p text:style-name="P4">§ 4 Absatz 3 Nummer 2 <text:span text:style-name="T3"><text:s/>- <text:s/>-</text:span></text:p>
                </table:table-cell>
              </table:table-row>
            </table:table>
            <text:p text:style-name="P5"/>
          </text:section>
        </draw:text-box>
      </draw:frame>
      <draw:frame draw:style-name="fr1" draw:name="Rahmen8" text:anchor-type="page" text:anchor-page-number="3" svg:x="0.499cm" svg:y="0.499cm" svg:width="13.85cm" svg:height="9.999cm" draw:z-index="7">
        <draw:text-box>
          <text:section text:style-name="Sect1" text:name="MailMergeSection2020-05-13T14:56:21Z9MasterLabel">
            <table:table table:name="MailMergeTable2020-05-13T14:56:21Z8" table:style-name="MailMergeTable2020-05-13T14_3a_56_3a_21Z8">
              <table:table-column table:style-name="MailMergeTable2020-05-13T14_3a_56_3a_21Z8.A"/>
              <table:table-column table:style-name="MailMergeTable2020-05-13T14_3a_56_3a_21Z8.B"/>
              <table:table-column table:style-name="MailMergeTable2020-05-13T14_3a_56_3a_21Z8.C"/>
              <table:table-column table:style-name="MailMergeTable2020-05-13T14_3a_56_3a_21Z8.D"/>
              <table:table-column table:style-name="MailMergeTable2020-05-13T14_3a_56_3a_21Z8.E"/>
              <table:table-row>
                <table:table-cell table:style-name="MailMergeTable2020-05-13T14_3a_56_3a_21Z8.A1" table:number-columns-spanned="5" office:value-type="string">
                  <text:p text:style-name="P1">Fachrichtungsübergreifende berufsprofilgebende Fertigkeiten, Kenntnisse und Fähigkeiten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5-13T14_3a_56_3a_21Z8.A2" table:number-columns-spanned="5" office:value-type="string">
                  <text:p text:style-name="P2">Durchführen und Dokumentieren von qualitätssichernden Maßnahmen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5-13T14_3a_56_3a_21Z8.3">
                <table:table-cell table:style-name="MailMergeTable2020-05-13T14_3a_56_3a_21Z8.A3" office:value-type="string">
                  <text:p text:style-name="P7"/>
                </table:table-cell>
                <table:table-cell table:style-name="MailMergeTable2020-05-13T14_3a_56_3a_21Z8.B3" table:number-columns-spanned="4" office:value-type="string">
                  <text:p text:style-name="P3">a) betriebliche Qualitätssicherungssysteme im eigenen Arbeitsbereich anwenden und Qualitätssicherungsmaßnahmen projektbegleitend durchführen und dokumentieren<text:line-break/>b) Ursachen von Qualitätsmängeln systematisch feststellen, beseitigen und dokumentieren<text:line-break/>c) im Rahmen eines Verbesserungsprozesses die Zielerreichung kontrollieren, insbesondere einen Soll-Ist-Vergleich durchführen</text:p>
                </table:table-cell>
                <table:covered-table-cell/>
                <table:covered-table-cell/>
                <table:covered-table-cell/>
              </table:table-row>
              <table:table-row table:style-name="MailMergeTable2020-05-13T14_3a_56_3a_21Z8.4">
                <table:table-cell table:style-name="MailMergeTable2020-05-13T14_3a_56_3a_21Z8.A3" table:number-columns-spanned="2" office:value-type="string">
                  <text:p text:style-name="P9"><text:span text:style-name="T1">Ausbildungsphase1: 4 Wochen.<text:line-break/>Ausbildungsphase2: 8 Wochen.</text:span></text:p>
                </table:table-cell>
                <table:covered-table-cell/>
                <table:table-cell table:style-name="MailMergeTable2020-05-13T14_3a_56_3a_21Z8.A3" office:value-type="string">
                  <text:p text:style-name="P8"/>
                </table:table-cell>
                <table:table-cell table:style-name="MailMergeTable2020-05-13T14_3a_56_3a_21Z8.A3" office:value-type="string">
                  <text:p text:style-name="P8"><text:span text:style-name="T2">Erstellt: </text:span>13. Mai 20</text:p>
                </table:table-cell>
                <table:table-cell table:style-name="MailMergeTable2020-05-13T14_3a_56_3a_21Z8.E4" office:value-type="string">
                  <text:p text:style-name="P4">§ 4 Absatz 2 Nummer 5 <text:span text:style-name="T3"><text:s/>- <text:s/>-</text:span></text:p>
                </table:table-cell>
              </table:table-row>
            </table:table>
            <text:p text:style-name="P5"/>
          </text:section>
        </draw:text-box>
      </draw:frame>
      <draw:frame draw:style-name="fr1" draw:name="Rahmen7" text:anchor-type="page" text:anchor-page-number="3" svg:x="14.349cm" svg:y="0.499cm" svg:width="13.85cm" svg:height="9.999cm" draw:z-index="6">
        <draw:text-box>
          <text:section text:style-name="Sect1" text:name="MailMergeSection2020-05-13T14:56:21Z8Bereich1" text:protected="true">
            <table:table table:name="MailMergeTable2020-05-13T14:56:21Z7" table:style-name="MailMergeTable2020-05-13T14_3a_56_3a_21Z7">
              <table:table-column table:style-name="MailMergeTable2020-05-13T14_3a_56_3a_21Z7.A"/>
              <table:table-column table:style-name="MailMergeTable2020-05-13T14_3a_56_3a_21Z7.B"/>
              <table:table-column table:style-name="MailMergeTable2020-05-13T14_3a_56_3a_21Z7.C"/>
              <table:table-column table:style-name="MailMergeTable2020-05-13T14_3a_56_3a_21Z7.D"/>
              <table:table-column table:style-name="MailMergeTable2020-05-13T14_3a_56_3a_21Z7.E"/>
              <table:table-row>
                <table:table-cell table:style-name="MailMergeTable2020-05-13T14_3a_56_3a_21Z7.A1" table:number-columns-spanned="5" office:value-type="string">
                  <text:p text:style-name="P1">Fachrichtungsübergreifende berufsprofilgebende Fertigkeiten, Kenntnisse und Fähigkeiten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5-13T14_3a_56_3a_21Z7.A2" table:number-columns-spanned="5" office:value-type="string">
                  <text:p text:style-name="P2">Umsetzen, Integrieren und Prüfen von Maßnahmen zur IT-Sicherheit und zum Datenschutz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5-13T14_3a_56_3a_21Z7.3">
                <table:table-cell table:style-name="MailMergeTable2020-05-13T14_3a_56_3a_21Z7.A3" office:value-type="string">
                  <text:p text:style-name="P7"/>
                </table:table-cell>
                <table:table-cell table:style-name="MailMergeTable2020-05-13T14_3a_56_3a_21Z7.B3" table:number-columns-spanned="4" office:value-type="string">
                  <text:p text:style-name="P3">a) betriebliche Vorgaben und rechtliche Regelungen zur IT-Sicherheit und zum Datenschutz einhalten<text:line-break/>b) Sicherheitsanforderungen von IT-Systemen analysieren und Maßnahmen zur IT-Sicherheit ableiten, abstimmen, umsetzen und evaluieren<text:line-break/>c) Bedrohungsszenarien erkennen und Schadenspotenziale unter Berücksichtigung wirtschaftlicher und technischer Kriterien einschätzen<text:line-break/>d) Kunden und Kundinnen im Hinblick auf Anforderungen an die IT-Sicherheit und an den Datenschutz beraten<text:line-break/>e) Wirksamkeit und Effizienz der umgesetzten Maßnahmen zur IT-Sicherheit und zum Datenschutz prüfen</text:p>
                </table:table-cell>
                <table:covered-table-cell/>
                <table:covered-table-cell/>
                <table:covered-table-cell/>
              </table:table-row>
              <table:table-row table:style-name="MailMergeTable2020-05-13T14_3a_56_3a_21Z7.4">
                <table:table-cell table:style-name="MailMergeTable2020-05-13T14_3a_56_3a_21Z7.A3" table:number-columns-spanned="2" office:value-type="string">
                  <text:p text:style-name="P9"><text:span text:style-name="T1">Ausbildungsphase1: 6 Wochen.<text:line-break/>Ausbildungsphase2: 6 Wochen.</text:span></text:p>
                </table:table-cell>
                <table:covered-table-cell/>
                <table:table-cell table:style-name="MailMergeTable2020-05-13T14_3a_56_3a_21Z7.A3" office:value-type="string">
                  <text:p text:style-name="P8"/>
                </table:table-cell>
                <table:table-cell table:style-name="MailMergeTable2020-05-13T14_3a_56_3a_21Z7.A3" office:value-type="string">
                  <text:p text:style-name="P8"><text:span text:style-name="T2">Erstellt: </text:span>13. Mai 20</text:p>
                </table:table-cell>
                <table:table-cell table:style-name="MailMergeTable2020-05-13T14_3a_56_3a_21Z7.E4" office:value-type="string">
                  <text:p text:style-name="P4">§ 4 Absatz 2 Nummer 6 <text:span text:style-name="T3"><text:s/>- <text:s/>-</text:span></text:p>
                </table:table-cell>
              </table:table-row>
            </table:table>
            <text:p text:style-name="P5"/>
          </text:section>
        </draw:text-box>
      </draw:frame>
      <draw:frame draw:style-name="fr1" draw:name="Rahmen6" text:anchor-type="page" text:anchor-page-number="3" svg:x="0.499cm" svg:y="10.5cm" svg:width="13.85cm" svg:height="9.999cm" draw:z-index="5">
        <draw:text-box>
          <text:section text:style-name="Sect1" text:name="MailMergeSection2020-05-13T14:56:21Z7Bereich2" text:protected="true">
            <table:table table:name="MailMergeTable2020-05-13T14:56:21Z6" table:style-name="MailMergeTable2020-05-13T14_3a_56_3a_21Z6">
              <table:table-column table:style-name="MailMergeTable2020-05-13T14_3a_56_3a_21Z6.A"/>
              <table:table-column table:style-name="MailMergeTable2020-05-13T14_3a_56_3a_21Z6.B"/>
              <table:table-column table:style-name="MailMergeTable2020-05-13T14_3a_56_3a_21Z6.C"/>
              <table:table-column table:style-name="MailMergeTable2020-05-13T14_3a_56_3a_21Z6.D"/>
              <table:table-column table:style-name="MailMergeTable2020-05-13T14_3a_56_3a_21Z6.E"/>
              <table:table-row>
                <table:table-cell table:style-name="MailMergeTable2020-05-13T14_3a_56_3a_21Z6.A1" table:number-columns-spanned="5" office:value-type="string">
                  <text:p text:style-name="P1">Fachrichtungsübergreifende berufsprofilgebende Fertigkeiten, Kenntnisse und Fähigkeiten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5-13T14_3a_56_3a_21Z6.A2" table:number-columns-spanned="5" office:value-type="string">
                  <text:p text:style-name="P2">Erbringen der Leistungen und Auftragsabschluss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5-13T14_3a_56_3a_21Z6.3">
                <table:table-cell table:style-name="MailMergeTable2020-05-13T14_3a_56_3a_21Z6.A3" office:value-type="string">
                  <text:p text:style-name="P7"/>
                </table:table-cell>
                <table:table-cell table:style-name="MailMergeTable2020-05-13T14_3a_56_3a_21Z6.B3" table:number-columns-spanned="4" office:value-type="string">
                  <text:p text:style-name="P3">a) Leistungen nach betrieblichen und vertraglichen Vorgaben dokumentieren<text:line-break/>b) Leistungserbringung unter Berücksichtigung der organisatorischen und terminlichen Vorgaben mit Kunden und Kundinnen abstimmen und kontrollieren<text:line-break/>c) Veränderungsprozesse begleiten und unterstützen<text:line-break/>d) Kunden und Kundinnen in die Nutzung von Produkten und Dienstleistungen einweisen<text:line-break/>e) Leistungen und Dokumentationen an Kunden und Kundinnen übergeben sowie Abnahmeprotokolle anfertigen<text:line-break/>f) Kosten für erbrachte Leistungen erfassen sowie im Zeitvergleich und im Soll-Ist-Vergleich bewerten</text:p>
                </table:table-cell>
                <table:covered-table-cell/>
                <table:covered-table-cell/>
                <table:covered-table-cell/>
              </table:table-row>
              <table:table-row table:style-name="MailMergeTable2020-05-13T14_3a_56_3a_21Z6.4">
                <table:table-cell table:style-name="MailMergeTable2020-05-13T14_3a_56_3a_21Z6.A3" table:number-columns-spanned="2" office:value-type="string">
                  <text:p text:style-name="P9"><text:span text:style-name="T1">Ausbildungsphase1: 7 Wochen.<text:line-break/></text:span></text:p>
                </table:table-cell>
                <table:covered-table-cell/>
                <table:table-cell table:style-name="MailMergeTable2020-05-13T14_3a_56_3a_21Z6.A3" office:value-type="string">
                  <text:p text:style-name="P8"/>
                </table:table-cell>
                <table:table-cell table:style-name="MailMergeTable2020-05-13T14_3a_56_3a_21Z6.A3" office:value-type="string">
                  <text:p text:style-name="P8"><text:span text:style-name="T2">Erstellt: </text:span>13. Mai 20</text:p>
                </table:table-cell>
                <table:table-cell table:style-name="MailMergeTable2020-05-13T14_3a_56_3a_21Z6.E4" office:value-type="string">
                  <text:p text:style-name="P4">§ 4 Absatz 2 Nummer 7 <text:span text:style-name="T3"><text:s/>- <text:s/>-</text:span></text:p>
                </table:table-cell>
              </table:table-row>
            </table:table>
            <text:p text:style-name="P5"/>
          </text:section>
        </draw:text-box>
      </draw:frame>
      <draw:frame draw:style-name="fr1" draw:name="Rahmen5" text:anchor-type="page" text:anchor-page-number="3" svg:x="14.349cm" svg:y="10.5cm" svg:width="13.85cm" svg:height="9.999cm" draw:z-index="4">
        <draw:text-box>
          <text:section text:style-name="Sect1" text:name="MailMergeSection2020-05-13T14:56:21Z6Bereich3" text:protected="true">
            <table:table table:name="MailMergeTable2020-05-13T14:56:21Z5" table:style-name="MailMergeTable2020-05-13T14_3a_56_3a_21Z5">
              <table:table-column table:style-name="MailMergeTable2020-05-13T14_3a_56_3a_21Z5.A"/>
              <table:table-column table:style-name="MailMergeTable2020-05-13T14_3a_56_3a_21Z5.B"/>
              <table:table-column table:style-name="MailMergeTable2020-05-13T14_3a_56_3a_21Z5.C"/>
              <table:table-column table:style-name="MailMergeTable2020-05-13T14_3a_56_3a_21Z5.D"/>
              <table:table-column table:style-name="MailMergeTable2020-05-13T14_3a_56_3a_21Z5.E"/>
              <table:table-row>
                <table:table-cell table:style-name="MailMergeTable2020-05-13T14_3a_56_3a_21Z5.A1" table:number-columns-spanned="5" office:value-type="string">
                  <text:p text:style-name="P1">Fachrichtungsübergreifende berufsprofilgebende Fertigkeiten, Kenntnisse und Fähigkeiten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5-13T14_3a_56_3a_21Z5.A2" table:number-columns-spanned="5" office:value-type="string">
                  <text:p text:style-name="P2">Betreiben von IT-Systemen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5-13T14_3a_56_3a_21Z5.3">
                <table:table-cell table:style-name="MailMergeTable2020-05-13T14_3a_56_3a_21Z5.A3" office:value-type="string">
                  <text:p text:style-name="P7"/>
                </table:table-cell>
                <table:table-cell table:style-name="MailMergeTable2020-05-13T14_3a_56_3a_21Z5.B3" table:number-columns-spanned="4" office:value-type="string">
                  <text:p text:style-name="P3">a) Netzwerkkonzepte für unterschiedliche dungsgebiete unterscheiden<text:line-break/>b) Datenaustausch von vernetzten Systemen realisieren<text:line-break/>c) Verfügbarkeit und Ausfallwahrscheinlichkeiten analysieren und Lösungsvorschläge unterbreiten<text:line-break/>d) Maßnahmen zur präventiven Wartung und zur Störungsvermeidung einleiten und durchführen<text:line-break/>e) Störungsmeldungen aufnehmen und analysieren sowie Maßnahmen zur Störungsbeseitigung ergreifen<text:line-break/>f) Dokumentationen zielgruppengerecht und barrierefrei anfertigen, bereitstellen und pflegen, insbesondere technische Dokumentationen, System- sowie Benutzerdokumentationen</text:p>
                </table:table-cell>
                <table:covered-table-cell/>
                <table:covered-table-cell/>
                <table:covered-table-cell/>
              </table:table-row>
              <table:table-row table:style-name="MailMergeTable2020-05-13T14_3a_56_3a_21Z5.4">
                <table:table-cell table:style-name="MailMergeTable2020-05-13T14_3a_56_3a_21Z5.A3" table:number-columns-spanned="2" office:value-type="string">
                  <text:p text:style-name="P9"><text:span text:style-name="T1">Ausbildungsphase1: 3 Wochen.<text:line-break/>Ausbildungsphase2: 3 Wochen.</text:span></text:p>
                </table:table-cell>
                <table:covered-table-cell/>
                <table:table-cell table:style-name="MailMergeTable2020-05-13T14_3a_56_3a_21Z5.A3" office:value-type="string">
                  <text:p text:style-name="P8"/>
                </table:table-cell>
                <table:table-cell table:style-name="MailMergeTable2020-05-13T14_3a_56_3a_21Z5.A3" office:value-type="string">
                  <text:p text:style-name="P8"><text:span text:style-name="T2">Erstellt: </text:span>13. Mai 20</text:p>
                </table:table-cell>
                <table:table-cell table:style-name="MailMergeTable2020-05-13T14_3a_56_3a_21Z5.E4" office:value-type="string">
                  <text:p text:style-name="P4">§ 4 Absatz 2 Nummer 8 <text:span text:style-name="T3"><text:s/>- <text:s/>-</text:span></text:p>
                </table:table-cell>
              </table:table-row>
            </table:table>
            <text:p text:style-name="P5"/>
          </text:section>
        </draw:text-box>
      </draw:frame>
      <draw:frame draw:style-name="fr1" draw:name="Rahmen4" text:anchor-type="page" text:anchor-page-number="1" svg:x="0.499cm" svg:y="0.499cm" svg:width="13.85cm" svg:height="9.999cm" draw:z-index="3">
        <draw:text-box>
          <text:section text:style-name="Sect1" text:name="MailMergeSection2020-05-13T14:56:21Z5MasterLabel">
            <table:table table:name="Tabelle1" table:style-name="Tabelle1">
              <table:table-column table:style-name="Tabelle1.A"/>
              <table:table-column table:style-name="Tabelle1.B"/>
              <table:table-column table:style-name="Tabelle1.C"/>
              <table:table-column table:style-name="Tabelle1.D"/>
              <table:table-column table:style-name="Tabelle1.E"/>
              <table:table-row>
                <table:table-cell table:style-name="Tabelle1.A1" table:number-columns-spanned="5" office:value-type="string">
                  <text:p text:style-name="P1">Fachrichtungsübergreifende berufsprofilgebende Fertigkeiten, Kenntnisse und Fähigkeiten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1.A2" table:number-columns-spanned="5" office:value-type="string">
                  <text:p text:style-name="P2">Planen, Vorbereiten und Durchführen von Arbeitsaufgaben in Abstimmung mit den kundenspezifischen Geschäfts- und Leistungsprozessen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elle1.3">
                <table:table-cell table:style-name="Tabelle1.A3" office:value-type="string">
                  <text:p text:style-name="P7"/>
                </table:table-cell>
                <table:table-cell table:style-name="Tabelle1.B3" table:number-columns-spanned="4" office:value-type="string">
                  <text:p text:style-name="P3">a) Grundsätze und Methoden des Projektmanagements Anwenden<text:line-break/>b) Auftragsunterlagen und Durchführbarkeit des Auftrags prüfen, insbesondere in Hinblick auf rechtliche, wirtschaftliche und terminliche Vorgaben, und den Auftrag mit den betrieblichen Prozessen und Möglichkeiten ab<text:line-break/>c) Zeitplan und Reihenfolge der Arbeitsschritte für den eigenen Arbeitsbereich festlegen<text:line-break/>d) Termine planen und abstimmen sowie Terminüberwachung durchführen<text:line-break/>e) Probleme analysieren und als Aufgabe definieren sowie Lösungsalternativen entwickeln und beurteilen<text:line-break/>f) Arbeits- und Organisationsmittel wirtschaftlich und ökologisch unter Berücksichtigung der vorhandenen Ressourcen und der Budgetvorgaben einsetzen<text:line-break/>g) Aufgaben im Team sowie mit internen und externen Kunden und Kundinnen planen und abstimmen<text:line-break/>h) betriebswirtschaftlich relevante Daten erheben und bewerten und dabei Geschäfts- und Leistungsprozesse berücksichtigen<text:line-break/>i) eigene Vorgehensweise sowie die Aufgabendurchführung im Team reflektieren und bei der Verbesserung der Arbeitsprozesse mitwirken</text:p>
                </table:table-cell>
                <table:covered-table-cell/>
                <table:covered-table-cell/>
                <table:covered-table-cell/>
              </table:table-row>
              <table:table-row table:style-name="Tabelle1.4">
                <table:table-cell table:style-name="Tabelle1.A3" table:number-columns-spanned="2" office:value-type="string">
                  <text:p text:style-name="P9"><text:span text:style-name="T1">Ausbildungsphase1: 12 Wochen.<text:line-break/></text:span></text:p>
                </table:table-cell>
                <table:covered-table-cell/>
                <table:table-cell table:style-name="Tabelle1.A3" office:value-type="string">
                  <text:p text:style-name="P8"/>
                </table:table-cell>
                <table:table-cell table:style-name="Tabelle1.A3" office:value-type="string">
                  <text:p text:style-name="P8"><text:span text:style-name="T2">Erstellt: </text:span>13. Mai 20</text:p>
                </table:table-cell>
                <table:table-cell table:style-name="Tabelle1.E4" office:value-type="string">
                  <text:p text:style-name="P4">§ 4 Absatz 2 Nummer 1 <text:span text:style-name="T3"><text:s/>- <text:s/>-</text:span></text:p>
                </table:table-cell>
              </table:table-row>
            </table:table>
            <text:p text:style-name="P5"/>
          </text:section>
        </draw:text-box>
      </draw:frame>
      <draw:frame draw:style-name="fr1" draw:name="Rahmen3" text:anchor-type="page" text:anchor-page-number="1" svg:x="14.349cm" svg:y="0.499cm" svg:width="13.85cm" svg:height="9.999cm" draw:z-index="2">
        <draw:text-box>
          <text:section text:style-name="Sect1" text:name="MailMergeSection2020-05-13T14:56:21Z4Bereich1" text:protected="true">
            <table:table table:name="Tabelle2" table:style-name="Tabelle2">
              <table:table-column table:style-name="Tabelle2.A"/>
              <table:table-column table:style-name="Tabelle2.B"/>
              <table:table-column table:style-name="Tabelle2.C"/>
              <table:table-column table:style-name="Tabelle2.D"/>
              <table:table-column table:style-name="Tabelle2.E"/>
              <table:table-row>
                <table:table-cell table:style-name="Tabelle2.A1" table:number-columns-spanned="5" office:value-type="string">
                  <text:p text:style-name="P1">Fachrichtungsübergreifende berufsprofilgebende Fertigkeiten, Kenntnisse und Fähigkeiten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2.A2" table:number-columns-spanned="5" office:value-type="string">
                  <text:p text:style-name="P2">Informieren und Beraten von Kunden und Kundinnen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elle2.3">
                <table:table-cell table:style-name="Tabelle2.A3" office:value-type="string">
                  <text:p text:style-name="P7"/>
                </table:table-cell>
                <table:table-cell table:style-name="Tabelle2.B3" table:number-columns-spanned="4" office:value-type="string">
                  <text:p text:style-name="P3">a) im Rahmen der Marktbeobachtung Preise, Leistungen und Konditionen von Wettbewerbern vergleichen<text:line-break/>b) Bedarfe von Kunden und Kundinnen feststellen sowie Zielgruppen unterscheiden<text:line-break/>c) Kunden und Kundinnen unter Beachtung von Kommunikationsregeln informieren sowie Sachverhalte präsentieren und dabei deutsche und englische Fachbegriffe anwenden<text:line-break/>d) Maßnahmen für Marketing und Vertrieb unterstützen<text:line-break/>e) Informationsquellen auch in englischer Sprache aufgabenbezogen auswerten und für die Kundeninformation nutzen<text:line-break/>f) Gespräche situationsgerecht führen und Kunden und Kundinnen unter Berücksichtigung der Kundeninteressen beraten<text:line-break/>g) Kundenbeziehungen unter Beachtung rechtlicher Regelungen und betrieblicher Grundsätze gestalten<text:line-break/>h) Daten und Sachverhalte interpretieren, multimedial aufbereiten und situationsgerecht unter Nutzung digitaler Werkzeuge und unter Berücksichtigung der betrieblichen Vorgaben präsentieren</text:p>
                </table:table-cell>
                <table:covered-table-cell/>
                <table:covered-table-cell/>
                <table:covered-table-cell/>
              </table:table-row>
              <table:table-row table:style-name="Tabelle2.4">
                <table:table-cell table:style-name="Tabelle2.A3" table:number-columns-spanned="2" office:value-type="string">
                  <text:p text:style-name="P9"><text:span text:style-name="T1">Ausbildungsphase1: 3 Wochen.<text:line-break/>Ausbildungsphase2: 2 Wochen.</text:span></text:p>
                </table:table-cell>
                <table:covered-table-cell/>
                <table:table-cell table:style-name="Tabelle2.A3" office:value-type="string">
                  <text:p text:style-name="P8"/>
                </table:table-cell>
                <table:table-cell table:style-name="Tabelle2.A3" office:value-type="string">
                  <text:p text:style-name="P8"><text:span text:style-name="T2">Erstellt: </text:span>13. Mai 20</text:p>
                </table:table-cell>
                <table:table-cell table:style-name="Tabelle2.E4" office:value-type="string">
                  <text:p text:style-name="P4">§ 4 Absatz 2 Nummer 2 <text:span text:style-name="T3"><text:s/>- <text:s/>-</text:span></text:p>
                </table:table-cell>
              </table:table-row>
            </table:table>
            <text:p text:style-name="P5"/>
          </text:section>
        </draw:text-box>
      </draw:frame>
      <draw:frame draw:style-name="fr1" draw:name="Rahmen2" text:anchor-type="page" text:anchor-page-number="1" svg:x="0.499cm" svg:y="10.5cm" svg:width="13.85cm" svg:height="9.999cm" draw:z-index="1">
        <draw:text-box>
          <text:section text:style-name="Sect1" text:name="MailMergeSection2020-05-13T14:56:21Z3Bereich2" text:protected="true">
            <table:table table:name="Tabelle3" table:style-name="Tabelle3">
              <table:table-column table:style-name="Tabelle3.A"/>
              <table:table-column table:style-name="Tabelle3.B"/>
              <table:table-column table:style-name="Tabelle3.C"/>
              <table:table-column table:style-name="Tabelle3.D"/>
              <table:table-column table:style-name="Tabelle3.E"/>
              <table:table-row>
                <table:table-cell table:style-name="Tabelle3.A1" table:number-columns-spanned="5" office:value-type="string">
                  <text:p text:style-name="P1">Fachrichtungsübergreifende berufsprofilgebende Fertigkeiten, Kenntnisse und Fähigkeiten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3.A2" table:number-columns-spanned="5" office:value-type="string">
                  <text:p text:style-name="P2">Beurteilen marktgängiger IT-Systeme und kundenspezifischer Lösungen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elle3.3">
                <table:table-cell table:style-name="Tabelle3.A3" office:value-type="string">
                  <text:p text:style-name="P7"/>
                </table:table-cell>
                <table:table-cell table:style-name="Tabelle3.B3" table:number-columns-spanned="4" office:value-type="string">
                  <text:p text:style-name="P3">a) marktgängige IT-Systeme für unterschiedliche Einsatzbereiche hinsichtlich Leistungsfähigkeit, Wirtschaftlichkeit und Barrierefreiheit beurteilen<text:line-break/>b) Angebote zu IT-Komponenten, IT-Produkten und IT-Dienstleistungen einholen und bewerten sowie Spezifikationen und Konditionen vergleichen<text:line-break/>c) technologische Entwicklungstrends von IT-Systemen feststellen sowie ihre wirtschaftlichen, sozialen und beruflichen Auswirkungen aufzeigen</text:p>
                </table:table-cell>
                <table:covered-table-cell/>
                <table:covered-table-cell/>
                <table:covered-table-cell/>
              </table:table-row>
              <table:table-row table:style-name="Tabelle3.4">
                <table:table-cell table:style-name="Tabelle3.A3" table:number-columns-spanned="2" office:value-type="string">
                  <text:p text:style-name="P9"><text:span text:style-name="T1">Ausbildungsphase1: 10 Wochen.<text:line-break/>Ausbildungsphase2: 5 Wochen.</text:span></text:p>
                </table:table-cell>
                <table:covered-table-cell/>
                <table:table-cell table:style-name="Tabelle3.A3" office:value-type="string">
                  <text:p text:style-name="P8"/>
                </table:table-cell>
                <table:table-cell table:style-name="Tabelle3.A3" office:value-type="string">
                  <text:p text:style-name="P8"><text:span text:style-name="T2">Erstellt: </text:span>13. Mai 20</text:p>
                </table:table-cell>
                <table:table-cell table:style-name="Tabelle3.E4" office:value-type="string">
                  <text:p text:style-name="P4">§ 4 Absatz 2 Nummer 3 <text:span text:style-name="T3"><text:s/>- <text:s/>-</text:span></text:p>
                </table:table-cell>
              </table:table-row>
            </table:table>
            <text:p text:style-name="P5"/>
          </text:section>
        </draw:text-box>
      </draw:frame>
      <draw:frame draw:style-name="fr1" draw:name="Rahmen1" text:anchor-type="page" text:anchor-page-number="1" svg:x="14.349cm" svg:y="10.5cm" svg:width="13.85cm" svg:height="9.999cm" draw:z-index="0">
        <draw:text-box>
          <text:section text:style-name="Sect1" text:name="MailMergeSection2020-05-13T14:56:21Z2Bereich3" text:protected="true">
            <table:table table:name="Tabelle4" table:style-name="Tabelle4">
              <table:table-column table:style-name="Tabelle4.A"/>
              <table:table-column table:style-name="Tabelle4.B"/>
              <table:table-column table:style-name="Tabelle4.C"/>
              <table:table-column table:style-name="Tabelle4.D"/>
              <table:table-column table:style-name="Tabelle4.E"/>
              <table:table-row>
                <table:table-cell table:style-name="Tabelle4.A1" table:number-columns-spanned="5" office:value-type="string">
                  <text:p text:style-name="P1">Fachrichtungsübergreifende berufsprofilgebende Fertigkeiten, Kenntnisse und Fähigkeiten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4.A2" table:number-columns-spanned="5" office:value-type="string">
                  <text:p text:style-name="P2">Entwickeln, Erstellen und Betreuen von IT-Lösungen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elle4.3">
                <table:table-cell table:style-name="Tabelle4.A3" office:value-type="string">
                  <text:p text:style-name="P7"/>
                </table:table-cell>
                <table:table-cell table:style-name="Tabelle4.B3" table:number-columns-spanned="4" office:value-type="string">
                  <text:p text:style-name="P3">a) IT-Systeme zur Bearbeitung betrieblicher Fachaufgaben analysieren sowie unter Beachtung insbesondere von Lizenzmodellen, Urheberrechten und Barrierefreiheit konzeptionieren, konfigurieren, testen und dokumentieren<text:line-break/>b) Programmiersprachen, insbesondere prozedurale und objektorientierte Programmiersprachen, unterscheiden<text:line-break/>c) systematisch Fehler erkennen, analysieren und beheben<text:line-break/>d) Algorithmen formulieren und Anwendungen in einer Programmiersprache erstellen<text:line-break/>e) Datenbankmodelle unterscheiden, Daten organisieren und speichern sowie Abfragen erstellen</text:p>
                </table:table-cell>
                <table:covered-table-cell/>
                <table:covered-table-cell/>
                <table:covered-table-cell/>
              </table:table-row>
              <table:table-row table:style-name="Tabelle4.4">
                <table:table-cell table:style-name="Tabelle4.A3" table:number-columns-spanned="2" office:value-type="string">
                  <text:p text:style-name="P9"><text:span text:style-name="T1">Ausbildungsphase1: 5 Wochen.<text:line-break/>Ausbildungsphase2: 7 Wochen.</text:span></text:p>
                </table:table-cell>
                <table:covered-table-cell/>
                <table:table-cell table:style-name="Tabelle4.A3" office:value-type="string">
                  <text:p text:style-name="P8"/>
                </table:table-cell>
                <table:table-cell table:style-name="Tabelle4.A3" office:value-type="string">
                  <text:p text:style-name="P8"><text:span text:style-name="T2">Erstellt: </text:span>13. Mai 20</text:p>
                </table:table-cell>
                <table:table-cell table:style-name="Tabelle4.E4" office:value-type="string">
                  <text:p text:style-name="P4">§ 4 Absatz 2 Nummer 4 <text:span text:style-name="T3"><text:s/>- <text:s/>-</text:span></text:p>
                </table:table-cell>
              </table:table-row>
            </table:table>
            <text:p text:style-name="P5"/>
          </text:section>
        </draw:text-box>
      </draw:frame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Proxima Nova" svg:font-family="'Proxima Nov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abels" style:family="graphic">
      <style:graphic-properties svg:width="13.85cm" svg:height="9.999cm" text:anchor-type="page" svg:x="14.349cm" svg:y="0.499cm" fo:margin-left="0cm" fo:margin-right="0cm" fo:margin-top="0cm" fo:margin-bottom="0cm" style:protect="size position" style:wrap="parallel" style:number-wrapped-paragraphs="no-limit" style:wrap-contour="false" style:vertical-pos="from-top" style:vertical-rel="page" style:horizontal-pos="from-left" style:horizontal-rel="page" draw:fill-image-width="0cm" draw:fill-image-height="0cm" fo:padding="0.049cm" fo:border="0.06pt solid #000000" style:shadow="none" draw:shadow-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17-08-07T13:01:51.223464160</meta:creation-date>
    <dc:date>2020-05-13T14:56:21.751296146</dc:date>
    <meta:editing-cycles>35</meta:editing-cycles>
    <meta:editing-duration>PT2H47M43S</meta:editing-duration>
    <meta:document-statistic meta:table-count="28" meta:image-count="0" meta:object-count="0" meta:page-count="13" meta:paragraph-count="168" meta:word-count="2450" meta:character-count="21458" meta:non-whitespace-character-count="19109"/>
  </office:meta>
</office:document-meta>
</file>